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Bahnschrift Light" svg:font-family="Bahnschrift Ligh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text-indent="0in"/>
      <style:text-properties fo:font-weight="bold" style:font-weight-asian="bold" style:font-size-complex="14pt"/>
    </style:style>
    <style:style style:name="P3" style:parent-style-name="Standard" style:family="paragraph">
      <style:paragraph-properties fo:text-align="center" fo:text-indent="0in"/>
      <style:text-properties fo:font-weight="bold" style:font-weight-asian="bold" style:font-size-complex="14pt"/>
    </style:style>
    <style:style style:name="P4" style:parent-style-name="Standard" style:family="paragraph">
      <style:paragraph-properties fo:text-align="center" fo:text-indent="0in"/>
      <style:text-properties fo:font-weight="bold" style:font-weight-asian="bold" style:font-size-complex="14pt"/>
    </style:style>
    <style:style style:name="P5" style:parent-style-name="Standard" style:family="paragraph">
      <style:paragraph-properties fo:text-align="center" fo:text-indent="0in"/>
      <style:text-properties fo:font-weight="bold" style:font-weight-asian="bold" style:font-size-complex="14pt"/>
    </style:style>
    <style:style style:name="P6" style:parent-style-name="Standard" style:family="paragraph">
      <style:paragraph-properties fo:text-align="center" fo:text-indent="0in"/>
      <style:text-properties fo:font-weight="bold" style:font-weight-asian="bold" style:font-size-complex="14pt"/>
    </style:style>
    <style:style style:name="P7" style:parent-style-name="Standard" style:family="paragraph">
      <style:paragraph-properties fo:text-align="center" fo:text-indent="0in"/>
    </style:style>
    <style:style style:name="P8" style:parent-style-name="Standard" style:family="paragraph">
      <style:paragraph-properties fo:text-align="center" fo:text-indent="0in"/>
    </style:style>
    <style:style style:name="P9" style:parent-style-name="Standard" style:family="paragraph">
      <style:paragraph-properties fo:text-align="center" fo:text-indent="0in"/>
    </style:style>
    <style:style style:name="P10" style:parent-style-name="ImageCaption" style:family="paragraph">
      <style:paragraph-properties fo:keep-together="auto" fo:text-indent="0in"/>
    </style:style>
    <style:style style:name="P11" style:parent-style-name="Standard" style:family="paragraph">
      <style:paragraph-properties fo:text-align="center" fo:text-indent="0in"/>
      <style:text-properties fo:font-weight="bold" style:font-weight-asian="bold" style:font-weight-complex="bold" fo:font-size="16pt" style:font-size-asian="16pt"/>
    </style:style>
    <style:style style:name="P12" style:parent-style-name="Standard" style:family="paragraph">
      <style:paragraph-properties fo:text-align="center" fo:text-indent="0in"/>
    </style:style>
    <style:style style:name="P13" style:parent-style-name="Standard" style:family="paragraph">
      <style:paragraph-properties fo:text-align="center" fo:text-indent="0in"/>
    </style:style>
    <style:style style:name="P14" style:parent-style-name="Standard" style:family="paragraph">
      <style:paragraph-properties fo:text-align="center" fo:text-indent="0in"/>
    </style:style>
    <style:style style:name="P15" style:parent-style-name="Standard" style:family="paragraph">
      <style:paragraph-properties fo:text-align="center" fo:text-indent="0in"/>
      <style:text-properties fo:font-weight="bold" style:font-weight-asian="bold"/>
    </style:style>
    <style:style style:name="P16" style:parent-style-name="Standard" style:family="paragraph">
      <style:paragraph-properties fo:text-align="center" fo:margin-left="0.25in" fo:text-indent="0in">
        <style:tab-stops/>
      </style:paragraph-properties>
    </style:style>
    <style:style style:name="T17" style:parent-style-name="Основнойшрифтабзаца" style:family="text">
      <style:text-properties fo:font-weight="bold" style:font-weight-asian="bold" style:font-size-complex="14pt"/>
    </style:style>
    <style:style style:name="T1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19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20" style:parent-style-name="Standard" style:family="paragraph">
      <style:paragraph-properties fo:text-align="end"/>
      <style:text-properties style:text-underline-type="single" style:text-underline-style="solid" style:text-underline-width="auto" style:text-underline-mode="continuous"/>
    </style:style>
    <style:style style:name="P21" style:parent-style-name="Standard" style:family="paragraph">
      <style:paragraph-properties fo:text-align="end"/>
      <style:text-properties style:text-underline-type="single" style:text-underline-style="solid" style:text-underline-width="auto" style:text-underline-mode="continuous"/>
    </style:style>
    <style:style style:name="P22" style:parent-style-name="Standard" style:family="paragraph">
      <style:paragraph-properties fo:text-align="end"/>
      <style:text-properties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text-align="end"/>
      <style:text-properties style:text-underline-type="single" style:text-underline-style="solid" style:text-underline-width="auto" style:text-underline-mode="continuous"/>
    </style:style>
    <style:style style:name="P24" style:parent-style-name="Standard" style:family="paragraph">
      <style:paragraph-properties fo:text-align="end"/>
      <style:text-properties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 fo:text-align="end"/>
      <style:text-properties style:text-underline-type="single" style:text-underline-style="solid" style:text-underline-width="auto" style:text-underline-mode="continuous"/>
    </style:style>
    <style:style style:name="P26" style:parent-style-name="Standard" style:family="paragraph">
      <style:paragraph-properties fo:text-align="end"/>
      <style:text-properties style:text-underline-type="single" style:text-underline-style="solid" style:text-underline-width="auto" style:text-underline-mode="continuous"/>
    </style:style>
    <style:style style:name="P27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28" style:parent-style-name="Standard" style:family="paragraph">
      <style:paragraph-properties fo:text-align="center" fo:text-indent="0in"/>
    </style:style>
    <style:style style:name="P29" style:parent-style-name="Standard" style:family="paragraph">
      <style:paragraph-properties fo:text-align="center" fo:text-indent="0in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 fo:text-indent="0in"/>
    </style:style>
    <style:style style:name="T32" style:parent-style-name="Основнойшрифтабзаца" style:family="text">
      <style:text-properties style:font-size-complex="14pt"/>
    </style:style>
    <style:style style:name="T33" style:parent-style-name="Основнойшрифтабзаца" style:family="text">
      <style:text-properties style:font-size-complex="14pt"/>
    </style:style>
    <style:style style:name="P34" style:parent-style-name="Ненумеревонныйпервый" style:family="paragraph">
      <style:text-properties fo:language="uk" fo:country="UA"/>
    </style:style>
    <style:style style:name="P35" style:parent-style-name="Contents1" style:family="paragraph">
      <style:paragraph-properties>
        <style:tab-stops>
          <style:tab-stop style:type="right" style:leader-style="dotted" style:leader-text="." style:position="0.8333in"/>
          <style:tab-stop style:type="right" style:leader-style="dotted" style:leader-text="." style:position="6.6854in"/>
        </style:tab-stops>
      </style:paragraph-properties>
    </style:style>
    <style:style style:name="T36" style:parent-style-name="Основнойшрифтабзаца" style:family="text">
      <style:text-properties style:font-name="Calibri" fo:font-weight="normal" style:font-weight-asian="normal" style:font-weight-complex="normal" fo:text-transform="none" fo:font-size="11pt" style:font-size-asian="11pt" style:font-size-complex="11pt" style:language-asian="uk" style:country-asian="UA"/>
    </style:style>
    <style:style style:name="P37" style:parent-style-name="Contents1" style:family="paragraph">
      <style:paragraph-properties>
        <style:tab-stops>
          <style:tab-stop style:type="right" style:leader-style="dotted" style:leader-text="." style:position="0.8333in"/>
          <style:tab-stop style:type="right" style:leader-style="dotted" style:leader-text="." style:position="6.6854in"/>
        </style:tab-stops>
      </style:paragraph-properties>
    </style:style>
    <style:style style:name="T38" style:parent-style-name="Основнойшрифтабзаца" style:family="text">
      <style:text-properties style:font-name="Calibri" fo:font-weight="normal" style:font-weight-asian="normal" style:font-weight-complex="normal" fo:text-transform="none" fo:font-size="11pt" style:font-size-asian="11pt" style:font-size-complex="11pt" style:language-asian="uk" style:country-asian="UA"/>
    </style:style>
    <style:style style:name="P39" style:parent-style-name="Contents1" style:family="paragraph">
      <style:paragraph-properties>
        <style:tab-stops>
          <style:tab-stop style:type="right" style:leader-style="dotted" style:leader-text="." style:position="0.8333in"/>
          <style:tab-stop style:type="right" style:leader-style="dotted" style:leader-text="." style:position="6.6854in"/>
        </style:tab-stops>
      </style:paragraph-properties>
    </style:style>
    <style:style style:name="T40" style:parent-style-name="Основнойшрифтабзаца" style:family="text">
      <style:text-properties style:font-name="Calibri" fo:font-weight="normal" style:font-weight-asian="normal" style:font-weight-complex="normal" fo:text-transform="none" fo:font-size="11pt" style:font-size-asian="11pt" style:font-size-complex="11pt" style:language-asian="uk" style:country-asian="UA"/>
    </style:style>
    <style:style style:name="P41" style:parent-style-name="Contents2" style:family="paragraph">
      <style:paragraph-properties>
        <style:tab-stops>
          <style:tab-stop style:type="right" style:leader-style="dotted" style:leader-text="." style:position="1.0694in"/>
          <style:tab-stop style:type="right" style:leader-style="dotted" style:leader-text="." style:position="6.6854in"/>
        </style:tab-stops>
      </style:paragraph-properties>
    </style:style>
    <style:style style:name="T42" style:parent-style-name="Основнойшрифтабзаца" style:family="text">
      <style:text-properties style:font-name="Calibri" fo:font-variant="normal" fo:font-size="11pt" style:font-size-asian="11pt" style:font-size-complex="11pt" style:language-asian="uk" style:country-asian="UA"/>
    </style:style>
    <style:style style:name="P43" style:parent-style-name="Contents2" style:family="paragraph">
      <style:paragraph-properties>
        <style:tab-stops>
          <style:tab-stop style:type="right" style:leader-style="dotted" style:leader-text="." style:position="1.0694in"/>
          <style:tab-stop style:type="right" style:leader-style="dotted" style:leader-text="." style:position="6.6854in"/>
        </style:tab-stops>
      </style:paragraph-properties>
    </style:style>
    <style:style style:name="T44" style:parent-style-name="Основнойшрифтабзаца" style:family="text">
      <style:text-properties style:font-name="Calibri" fo:font-variant="normal" fo:font-size="11pt" style:font-size-asian="11pt" style:font-size-complex="11pt" style:language-asian="uk" style:country-asian="UA"/>
    </style:style>
    <style:style style:name="P45" style:parent-style-name="Contents3" style:family="paragraph">
      <style:paragraph-properties>
        <style:tab-stops>
          <style:tab-stop style:type="right" style:leader-style="dotted" style:leader-text="." style:position="1.3673in"/>
          <style:tab-stop style:type="right" style:leader-style="dotted" style:leader-text="." style:position="6.6854in"/>
        </style:tab-stops>
      </style:paragraph-properties>
    </style:style>
    <style:style style:name="T46" style:parent-style-name="Основнойшрифтабзаца" style:family="text">
      <style:text-properties style:font-name="Calibri" fo:font-style="normal" style:font-style-asian="normal" style:font-style-complex="normal" fo:font-size="11pt" style:font-size-asian="11pt" style:font-size-complex="11pt" style:language-asian="uk" style:country-asian="UA"/>
    </style:style>
    <style:style style:name="P47" style:parent-style-name="Contents3" style:family="paragraph">
      <style:paragraph-properties>
        <style:tab-stops>
          <style:tab-stop style:type="right" style:leader-style="dotted" style:leader-text="." style:position="1.3673in"/>
          <style:tab-stop style:type="right" style:leader-style="dotted" style:leader-text="." style:position="6.6854in"/>
        </style:tab-stops>
      </style:paragraph-properties>
    </style:style>
    <style:style style:name="T48" style:parent-style-name="Основнойшрифтабзаца" style:family="text">
      <style:text-properties style:font-name="Calibri" fo:font-style="normal" style:font-style-asian="normal" style:font-style-complex="normal" fo:font-size="11pt" style:font-size-asian="11pt" style:font-size-complex="11pt" style:language-asian="uk" style:country-asian="UA"/>
    </style:style>
    <style:style style:name="P49" style:parent-style-name="Contents2" style:family="paragraph">
      <style:paragraph-properties>
        <style:tab-stops>
          <style:tab-stop style:type="right" style:leader-style="dotted" style:leader-text="." style:position="1.0694in"/>
          <style:tab-stop style:type="right" style:leader-style="dotted" style:leader-text="." style:position="6.6854in"/>
        </style:tab-stops>
      </style:paragraph-properties>
    </style:style>
    <style:style style:name="T50" style:parent-style-name="Основнойшрифтабзаца" style:family="text">
      <style:text-properties style:font-name="Calibri" fo:font-variant="normal" fo:font-size="11pt" style:font-size-asian="11pt" style:font-size-complex="11pt" style:language-asian="uk" style:country-asian="UA"/>
    </style:style>
    <style:style style:name="P51" style:parent-style-name="Contents1" style:family="paragraph">
      <style:paragraph-properties>
        <style:tab-stops>
          <style:tab-stop style:type="right" style:leader-style="dotted" style:leader-text="." style:position="0.8333in"/>
          <style:tab-stop style:type="right" style:leader-style="dotted" style:leader-text="." style:position="6.6854in"/>
        </style:tab-stops>
      </style:paragraph-properties>
    </style:style>
    <style:style style:name="P52" style:parent-style-name="Contents1" style:family="paragraph">
      <style:paragraph-properties>
        <style:tab-stops>
          <style:tab-stop style:type="right" style:leader-style="dotted" style:leader-text="." style:position="0.8333in"/>
          <style:tab-stop style:type="right" style:leader-style="dotted" style:leader-text="." style:position="6.6854in"/>
        </style:tab-stops>
      </style:paragraph-properties>
    </style:style>
    <style:style style:name="T53" style:parent-style-name="Основнойшрифтабзаца" style:family="text">
      <style:text-properties fo:font-weight="bold" style:font-weight-asian="bold"/>
    </style:style>
    <style:style style:name="T54" style:parent-style-name="Основнойшрифтабзаца" style:family="text">
      <style:text-properties fo:font-weight="bold" style:font-weight-asian="bold"/>
    </style:style>
    <style:style style:name="T55" style:parent-style-name="Основнойшрифтабзаца" style:family="text">
      <style:text-properties fo:font-weight="bold" style:font-weight-asian="bold"/>
    </style:style>
    <style:style style:name="T56" style:parent-style-name="Основнойшрифтабзаца" style:family="text">
      <style:text-properties fo:font-weight="bold" style:font-weight-asian="bold"/>
    </style:style>
    <style:style style:name="T57" style:parent-style-name="Основнойшрифтабзаца" style:family="text">
      <style:text-properties fo:font-weight="bold" style:font-weight-asian="bold"/>
    </style:style>
    <style:style style:name="T58" style:parent-style-name="Основнойшрифтабзаца" style:family="text">
      <style:text-properties fo:font-weight="bold" style:font-weight-asian="bold"/>
    </style:style>
    <style:style style:name="P59" style:parent-style-name="Абзацсписка" style:family="paragraph">
      <style:paragraph-properties fo:line-height="150%" fo:margin-left="0in" fo:text-indent="0.4923in">
        <style:tab-stops/>
      </style:paragraph-properties>
      <style:text-properties fo:font-size="14pt" style:font-size-asian="14pt" style:font-size-complex="14pt"/>
    </style:style>
    <style:style style:name="P60" style:parent-style-name="Абзацсписка" style:family="paragraph">
      <style:paragraph-properties fo:line-height="150%" fo:margin-left="0in" fo:text-indent="0.4923in">
        <style:tab-stops/>
      </style:paragraph-properties>
      <style:text-properties fo:font-size="14pt" style:font-size-asian="14pt" style:font-size-complex="14pt"/>
    </style:style>
    <style:style style:name="P61" style:parent-style-name="Абзацсписка" style:family="paragraph">
      <style:paragraph-properties fo:line-height="150%" fo:margin-left="0in" fo:text-indent="0.4923in">
        <style:tab-stops/>
      </style:paragraph-properties>
      <style:text-properties fo:font-size="14pt" style:font-size-asian="14pt" style:font-size-complex="14pt"/>
    </style:style>
    <style:style style:name="P62" style:parent-style-name="Абзацсписка" style:family="paragraph">
      <style:paragraph-properties fo:line-height="150%" fo:margin-left="0in" fo:text-indent="0.4923in">
        <style:tab-stops/>
      </style:paragraph-properties>
      <style:text-properties fo:font-size="14pt" style:font-size-asian="14pt" style:font-size-complex="14pt"/>
    </style:style>
    <style:style style:name="P63" style:parent-style-name="Standard" style:family="paragraph">
      <style:text-properties fo:font-weight="bold" style:font-weight-asian="bold"/>
    </style:style>
    <style:style style:name="P64" style:parent-style-name="Standard" style:family="paragraph">
      <style:paragraph-properties fo:margin-left="0in" fo:text-indent="0.4923in">
        <style:tab-stops>
          <style:tab-stop style:type="left" style:position="0.2958in"/>
        </style:tab-stops>
      </style:paragraph-properties>
    </style:style>
    <style:style style:name="T65" style:parent-style-name="Основнойшрифтабзаца" style:family="text">
      <style:text-properties fo:font-weight="bold" style:font-weight-asian="bold"/>
    </style:style>
    <style:style style:name="P66" style:parent-style-name="Standard" style:family="paragraph">
      <style:text-properties fo:font-weight="bold" style:font-weight-asian="bold"/>
    </style:style>
    <style:style style:name="P67" style:parent-style-name="Standard" style:family="paragraph">
      <style:paragraph-properties fo:margin-left="0in" fo:text-indent="0.4923in">
        <style:tab-stops>
          <style:tab-stop style:type="left" style:position="0.2958in"/>
        </style:tab-stops>
      </style:paragraph-properties>
    </style:style>
    <style:style style:name="T68" style:parent-style-name="Основнойшрифтабзаца" style:family="text">
      <style:text-properties fo:font-weight="bold" style:font-weight-asian="bold"/>
    </style:style>
    <style:style style:name="P69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70" style:parent-style-name="Основнойшрифтабзаца" style:family="text">
      <style:text-properties fo:font-weight="bold" style:font-weight-asian="bold"/>
    </style:style>
    <style:style style:name="T71" style:parent-style-name="Основнойшрифтабзаца" style:family="text">
      <style:text-properties fo:font-weight="bold" style:font-weight-asian="bold"/>
    </style:style>
    <style:style style:name="P72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73" style:parent-style-name="Основнойшрифтабзаца" style:family="text">
      <style:text-properties fo:font-weight="bold" style:font-weight-asian="bold"/>
    </style:style>
    <style:style style:name="P74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75" style:parent-style-name="Основнойшрифтабзаца" style:family="text">
      <style:text-properties fo:font-weight="bold" style:font-weight-asian="bold"/>
    </style:style>
    <style:style style:name="P76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77" style:parent-style-name="Основнойшрифтабзаца" style:family="text">
      <style:text-properties fo:font-weight="bold" style:font-weight-asian="bold"/>
    </style:style>
    <style:style style:name="P78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79" style:parent-style-name="Основнойшрифтабзаца" style:family="text">
      <style:text-properties fo:font-weight="bold" style:font-weight-asian="bold"/>
    </style:style>
    <style:style style:name="P80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81" style:parent-style-name="Основнойшрифтабзаца" style:family="text">
      <style:text-properties fo:font-weight="bold" style:font-weight-asian="bold"/>
    </style:style>
    <style:style style:name="P82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83" style:parent-style-name="Основнойшрифтабзаца" style:family="text">
      <style:text-properties fo:font-weight="bold" style:font-weight-asian="bold"/>
    </style:style>
    <style:style style:name="P84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85" style:parent-style-name="Основнойшрифтабзаца" style:family="text">
      <style:text-properties fo:font-weight="bold" style:font-weight-asian="bold"/>
    </style:style>
    <style:style style:name="P86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87" style:parent-style-name="Основнойшрифтабзаца" style:family="text">
      <style:text-properties fo:font-weight="bold" style:font-weight-asian="bold"/>
    </style:style>
    <style:style style:name="P88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89" style:parent-style-name="Основнойшрифтабзаца" style:family="text">
      <style:text-properties fo:font-weight="bold" style:font-weight-asian="bold"/>
    </style:style>
    <style:style style:name="P90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91" style:parent-style-name="Основнойшрифтабзаца" style:family="text">
      <style:text-properties fo:font-weight="bold" style:font-weight-asian="bold"/>
    </style:style>
    <style:style style:name="P92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93" style:parent-style-name="Основнойшрифтабзаца" style:family="text">
      <style:text-properties fo:font-weight="bold" style:font-weight-asian="bold"/>
    </style:style>
    <style:style style:name="P94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95" style:parent-style-name="Основнойшрифтабзаца" style:family="text">
      <style:text-properties fo:font-weight="bold" style:font-weight-asian="bold"/>
    </style:style>
    <style:style style:name="P96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97" style:parent-style-name="Основнойшрифтабзаца" style:family="text">
      <style:text-properties fo:font-weight="bold" style:font-weight-asian="bold"/>
    </style:style>
    <style:style style:name="P98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99" style:parent-style-name="Основнойшрифтабзаца" style:family="text">
      <style:text-properties fo:font-weight="bold" style:font-weight-asian="bold"/>
    </style:style>
    <style:style style:name="TableColumn101" style:family="table-column">
      <style:table-column-properties style:column-width="0.3402in" style:use-optimal-column-width="false"/>
    </style:style>
    <style:style style:name="TableColumn102" style:family="table-column">
      <style:table-column-properties style:column-width="1.2597in" style:use-optimal-column-width="false"/>
    </style:style>
    <style:style style:name="TableColumn103" style:family="table-column">
      <style:table-column-properties style:column-width="1.4666in" style:use-optimal-column-width="false"/>
    </style:style>
    <style:style style:name="TableColumn104" style:family="table-column">
      <style:table-column-properties style:column-width="1.2069in" style:use-optimal-column-width="false"/>
    </style:style>
    <style:style style:name="TableColumn105" style:family="table-column">
      <style:table-column-properties style:column-width="1.2076in" style:use-optimal-column-width="false"/>
    </style:style>
    <style:style style:name="TableColumn106" style:family="table-column">
      <style:table-column-properties style:column-width="1.2041in" style:use-optimal-column-width="false"/>
    </style:style>
    <style:style style:name="Table100" style:family="table">
      <style:table-properties style:width="6.6854in" style:rel-width="100%" fo:margin-left="-0.075in" table:align="left"/>
    </style:style>
    <style:style style:name="TableRow107" style:family="table-row">
      <style:table-row-properties style:min-row-height="0.1125in" style:use-optimal-row-height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Тексттаблицы" style:family="paragraph">
      <style:paragraph-properties fo:widows="0" fo:orphans="0" fo:text-align="center"/>
      <style:text-properties fo:font-weight="bold" style:font-weight-asian="bold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widows="0" fo:orphans="0" fo:text-align="center" fo:text-indent="0in"/>
      <style:text-properties fo:font-weight="bold" style:font-weight-asian="bold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widows="0" fo:orphans="0" fo:text-align="center" fo:text-indent="0in"/>
      <style:text-properties fo:font-weight="bold" style:font-weight-asian="bold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widows="0" fo:orphans="0" fo:text-align="center" fo:text-indent="0in"/>
      <style:text-properties fo:font-weight="bold" style:font-weight-asian="bold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widows="0" fo:orphans="0" fo:text-align="center" fo:text-indent="0in"/>
      <style:text-properties fo:font-weight="bold" style:font-weight-asian="bold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widows="0" fo:orphans="0" fo:text-align="center" fo:text-indent="0in"/>
      <style:text-properties fo:font-weight="bold" style:font-weight-asian="bold"/>
    </style:style>
    <style:style style:name="TableRow120" style:family="table-row">
      <style:table-row-properties style:min-row-height="0.1125in" style:use-optimal-row-height="fals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widows="0" fo:orphans="0" fo:text-indent="0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widows="0" fo:orphans="0" fo:text-indent="0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widows="0" fo:orphans="0" fo:text-indent="0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widows="0" fo:orphans="0" fo:text-indent="0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widows="0" fo:orphans="0" fo:text-indent="0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widows="0" fo:orphans="0" fo:text-indent="0in"/>
    </style:style>
    <style:style style:name="P133" style:parent-style-name="Заголовок2" style:family="paragraph"/>
    <style:style style:name="P134" style:parent-style-name="Standard" style:family="paragraph">
      <style:paragraph-properties fo:background-color="#B4C6E7"/>
      <style:text-properties style:font-name="Courier New" fo:font-size="10pt" style:font-size-asian="10pt" style:font-size-complex="10pt"/>
    </style:style>
    <style:style style:name="P135" style:parent-style-name="Standard" style:family="paragraph">
      <style:paragraph-properties fo:background-color="#B4C6E7"/>
      <style:text-properties style:font-name="Courier New" fo:font-size="10pt" style:font-size-asian="10pt" style:font-size-complex="10pt"/>
    </style:style>
    <style:style style:name="P136" style:parent-style-name="Standard" style:family="paragraph">
      <style:paragraph-properties fo:background-color="#B4C6E7"/>
      <style:text-properties style:font-name="Courier New" fo:font-size="10pt" style:font-size-asian="10pt" style:font-size-complex="10pt"/>
    </style:style>
    <style:style style:name="P137" style:parent-style-name="Standard" style:family="paragraph">
      <style:paragraph-properties fo:background-color="#B4C6E7"/>
      <style:text-properties style:font-name="Courier New" fo:font-size="10pt" style:font-size-asian="10pt" style:font-size-complex="10pt"/>
    </style:style>
    <style:style style:name="P138" style:parent-style-name="Standard" style:family="paragraph">
      <style:paragraph-properties fo:background-color="#B4C6E7"/>
      <style:text-properties style:font-name="Courier New" fo:font-size="10pt" style:font-size-asian="10pt" style:font-size-complex="10pt"/>
    </style:style>
    <style:style style:name="P139" style:parent-style-name="Standard" style:family="paragraph">
      <style:paragraph-properties fo:background-color="#B4C6E7"/>
      <style:text-properties style:font-name="Courier New" fo:font-size="10pt" style:font-size-asian="10pt" style:font-size-complex="10pt"/>
    </style:style>
    <style:style style:name="P140" style:parent-style-name="Standard" style:family="paragraph">
      <style:paragraph-properties fo:background-color="#B4C6E7"/>
      <style:text-properties style:font-name="Courier New" fo:font-size="10pt" style:font-size-asian="10pt" style:font-size-complex="10pt"/>
    </style:style>
    <style:style style:name="P141" style:parent-style-name="Standard" style:family="paragraph">
      <style:paragraph-properties fo:background-color="#B4C6E7"/>
      <style:text-properties style:font-name="Courier New" fo:font-size="10pt" style:font-size-asian="10pt" style:font-size-complex="10pt"/>
    </style:style>
    <style:style style:name="P142" style:parent-style-name="Standard" style:family="paragraph">
      <style:paragraph-properties fo:background-color="#B4C6E7"/>
      <style:text-properties style:font-name="Courier New" fo:font-size="10pt" style:font-size-asian="10pt" style:font-size-complex="10pt"/>
    </style:style>
    <style:style style:name="P143" style:parent-style-name="Standard" style:family="paragraph">
      <style:paragraph-properties fo:background-color="#B4C6E7"/>
      <style:text-properties style:font-name="Courier New" fo:font-size="10pt" style:font-size-asian="10pt" style:font-size-complex="10pt"/>
    </style:style>
    <style:style style:name="P144" style:parent-style-name="Standard" style:family="paragraph">
      <style:paragraph-properties fo:background-color="#B4C6E7"/>
      <style:text-properties style:font-name="Courier New" fo:font-size="10pt" style:font-size-asian="10pt" style:font-size-complex="10pt"/>
    </style:style>
    <style:style style:name="P145" style:parent-style-name="Standard" style:family="paragraph">
      <style:paragraph-properties fo:background-color="#B4C6E7"/>
      <style:text-properties style:font-name="Courier New" fo:font-size="10pt" style:font-size-asian="10pt" style:font-size-complex="10pt"/>
    </style:style>
    <style:style style:name="P146" style:parent-style-name="Standard" style:family="paragraph">
      <style:paragraph-properties fo:background-color="#B4C6E7"/>
      <style:text-properties style:font-name="Courier New" fo:font-size="10pt" style:font-size-asian="10pt" style:font-size-complex="10pt"/>
    </style:style>
    <style:style style:name="P147" style:parent-style-name="Standard" style:family="paragraph">
      <style:paragraph-properties fo:background-color="#B4C6E7"/>
      <style:text-properties style:font-name="Courier New" fo:font-size="10pt" style:font-size-asian="10pt" style:font-size-complex="10pt"/>
    </style:style>
    <style:style style:name="P148" style:parent-style-name="Standard" style:family="paragraph">
      <style:paragraph-properties fo:background-color="#B4C6E7"/>
    </style:style>
    <style:style style:name="T149" style:parent-style-name="Основнойшрифтабзаца" style:family="text">
      <style:text-properties style:font-name="Courier New" fo:font-size="10pt" style:font-size-asian="10pt" style:font-size-complex="10pt"/>
    </style:style>
    <style:style style:name="T150" style:parent-style-name="Основнойшрифтабзаца" style:family="text">
      <style:text-properties style:font-name="Courier New" fo:font-size="10pt" style:font-size-asian="10pt" style:font-size-complex="10pt"/>
    </style:style>
    <style:style style:name="T151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152" style:parent-style-name="Основнойшрифтабзаца" style:family="text">
      <style:text-properties style:font-name="Courier New" fo:font-size="10pt" style:font-size-asian="10pt" style:font-size-complex="10pt"/>
    </style:style>
    <style:style style:name="P153" style:parent-style-name="Standard" style:family="paragraph">
      <style:paragraph-properties fo:background-color="#B4C6E7"/>
      <style:text-properties style:font-name="Courier New" fo:font-size="10pt" style:font-size-asian="10pt" style:font-size-complex="10pt"/>
    </style:style>
    <style:style style:name="P154" style:parent-style-name="Standard" style:family="paragraph">
      <style:paragraph-properties fo:background-color="#B4C6E7"/>
      <style:text-properties style:font-name="Courier New" fo:font-size="10pt" style:font-size-asian="10pt" style:font-size-complex="10pt"/>
    </style:style>
    <style:style style:name="P155" style:parent-style-name="Standard" style:family="paragraph">
      <style:paragraph-properties fo:text-indent="0in" fo:background-color="#B4C6E7"/>
    </style:style>
    <style:style style:name="T156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157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158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159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P160" style:parent-style-name="Standard" style:family="paragraph">
      <style:paragraph-properties fo:text-indent="0.9847in" fo:background-color="#B4C6E7"/>
      <style:text-properties style:font-name="Courier New" fo:font-size="10pt" style:font-size-asian="10pt" style:font-size-complex="10pt" fo:language="en" fo:country="US"/>
    </style:style>
    <style:style style:name="P161" style:parent-style-name="Standard" style:family="paragraph">
      <style:paragraph-properties fo:background-color="#B4C6E7"/>
    </style:style>
    <style:style style:name="T162" style:parent-style-name="Основнойшрифтабзаца" style:family="text">
      <style:text-properties style:font-name="Courier New" fo:font-size="10pt" style:font-size-asian="10pt" style:font-size-complex="10pt"/>
    </style:style>
    <style:style style:name="T163" style:parent-style-name="Основнойшрифтабзаца" style:family="text">
      <style:text-properties style:font-name="Courier New" fo:font-size="10pt" style:font-size-asian="10pt" style:font-size-complex="10pt"/>
    </style:style>
    <style:style style:name="T164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165" style:parent-style-name="Основнойшрифтабзаца" style:family="text">
      <style:text-properties style:font-name="Courier New" fo:font-size="10pt" style:font-size-asian="10pt" style:font-size-complex="10pt"/>
    </style:style>
    <style:style style:name="T166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P167" style:parent-style-name="Standard" style:family="paragraph">
      <style:paragraph-properties fo:background-color="#B4C6E7"/>
    </style:style>
    <style:style style:name="T168" style:parent-style-name="Основнойшрифтабзаца" style:family="text">
      <style:text-properties style:font-name="Courier New" fo:font-size="10pt" style:font-size-asian="10pt" style:font-size-complex="10pt"/>
    </style:style>
    <style:style style:name="T169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P170" style:parent-style-name="Standard" style:family="paragraph">
      <style:paragraph-properties fo:background-color="#B4C6E7"/>
      <style:text-properties style:font-name="Courier New" fo:font-size="10pt" style:font-size-asian="10pt" style:font-size-complex="10pt" fo:language="en" fo:country="US"/>
    </style:style>
    <style:style style:name="P171" style:parent-style-name="Standard" style:family="paragraph">
      <style:paragraph-properties fo:background-color="#B4C6E7"/>
      <style:text-properties style:font-name="Courier New" fo:font-size="10pt" style:font-size-asian="10pt" style:font-size-complex="10pt" fo:language="en" fo:country="US"/>
    </style:style>
    <style:style style:name="P172" style:parent-style-name="Standard" style:family="paragraph">
      <style:paragraph-properties fo:background-color="#B4C6E7"/>
      <style:text-properties style:font-name="Courier New" fo:font-size="10pt" style:font-size-asian="10pt" style:font-size-complex="10pt" fo:language="en" fo:country="US"/>
    </style:style>
    <style:style style:name="P173" style:parent-style-name="Standard" style:family="paragraph">
      <style:paragraph-properties fo:background-color="#B4C6E7"/>
      <style:text-properties style:font-name="Courier New" fo:font-size="10pt" style:font-size-asian="10pt" style:font-size-complex="10pt" fo:language="en" fo:country="US"/>
    </style:style>
    <style:style style:name="P174" style:parent-style-name="Standard" style:family="paragraph">
      <style:paragraph-properties fo:background-color="#B4C6E7"/>
      <style:text-properties style:font-name="Courier New" fo:font-size="10pt" style:font-size-asian="10pt" style:font-size-complex="10pt" fo:language="en" fo:country="US"/>
    </style:style>
    <style:style style:name="P175" style:parent-style-name="Standard" style:family="paragraph">
      <style:paragraph-properties fo:background-color="#B4C6E7"/>
      <style:text-properties style:font-name="Courier New" fo:font-size="10pt" style:font-size-asian="10pt" style:font-size-complex="10pt" fo:language="en" fo:country="US"/>
    </style:style>
    <style:style style:name="P176" style:parent-style-name="Standard" style:family="paragraph">
      <style:paragraph-properties fo:background-color="#B4C6E7"/>
    </style:style>
    <style:style style:name="T177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178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P179" style:parent-style-name="Обычный" style:family="paragraph">
      <style:paragraph-properties fo:break-before="page"/>
    </style:style>
    <style:style style:name="P180" style:parent-style-name="Заголовок2" style:family="paragraph"/>
    <style:style style:name="P181" style:parent-style-name="Заголовок3" style:family="paragraph"/>
    <style:style style:name="P182" style:parent-style-name="Standard" style:family="paragraph">
      <style:paragraph-properties fo:line-height="100%"/>
      <style:text-properties style:font-name="Bahnschrift Light" fo:font-size="9pt" style:font-size-asian="9pt" style:font-size-complex="9pt"/>
    </style:style>
    <style:style style:name="P18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18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18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18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18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18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18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19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19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19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19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19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19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19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19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19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19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0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0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0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0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0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0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0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0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0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0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1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1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1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1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1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1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1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1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1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1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2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2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2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2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2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2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2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2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2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2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3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3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3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3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3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3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3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3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3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3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4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4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4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4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4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4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4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4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4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4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5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5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5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5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5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5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5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5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5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5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6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6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6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6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6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6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6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6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6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6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7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7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7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7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7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7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7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7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7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7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8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8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8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8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8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8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8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8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8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8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9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9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9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9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9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9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9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9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9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29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0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0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0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0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0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0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0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0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0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0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1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1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1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1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1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1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1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1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1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1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2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2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2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2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2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2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2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2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2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2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3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3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3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3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3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3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3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3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3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3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4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4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4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4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4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4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4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4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4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4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5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5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52" style:parent-style-name="Standard" style:family="paragraph">
      <style:paragraph-properties fo:line-height="100%"/>
      <style:text-properties style:font-name="Bahnschrift Light" fo:font-size="9pt" style:font-size-asian="9pt" style:font-size-complex="9pt"/>
    </style:style>
    <style:style style:name="P35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5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5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5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5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5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5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6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6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6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6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6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6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6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6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6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6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7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7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7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7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7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7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7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7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7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7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8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8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8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8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8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8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8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8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8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8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9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9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9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9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9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9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9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9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9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39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0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0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0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0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0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0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0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0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0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0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1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1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1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1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1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1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1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1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1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1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2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2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2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2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2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2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2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2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2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2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3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3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3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3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3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3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3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3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3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3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4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4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4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4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4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4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4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4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4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4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5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5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5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5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5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5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5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5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58" style:parent-style-name="Standard" style:family="paragraph">
      <style:paragraph-properties fo:line-height="100%"/>
      <style:text-properties style:font-name="Bahnschrift Light" fo:font-size="9pt" style:font-size-asian="9pt" style:font-size-complex="9pt"/>
    </style:style>
    <style:style style:name="P45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6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6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6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6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6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6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6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6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6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6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7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7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7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7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7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7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7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7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7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7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8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8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8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8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8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8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8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8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8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8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9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9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9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9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9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9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9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9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9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49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0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01" style:parent-style-name="Standard" style:family="paragraph">
      <style:paragraph-properties fo:line-height="100%"/>
      <style:text-properties style:font-name="Bahnschrift Light" fo:font-size="9pt" style:font-size-asian="9pt" style:font-size-complex="9pt"/>
    </style:style>
    <style:style style:name="P502" style:parent-style-name="Standard" style:family="paragraph">
      <style:paragraph-properties fo:line-height="100%"/>
      <style:text-properties style:font-name="Bahnschrift Light" fo:font-size="9pt" style:font-size-asian="9pt" style:font-size-complex="9pt"/>
    </style:style>
    <style:style style:name="P503" style:parent-style-name="Standard" style:family="paragraph">
      <style:paragraph-properties fo:line-height="100%"/>
      <style:text-properties style:font-name="Bahnschrift Light" fo:font-size="9pt" style:font-size-asian="9pt" style:font-size-complex="9pt"/>
    </style:style>
    <style:style style:name="P504" style:parent-style-name="Standard" style:family="paragraph">
      <style:paragraph-properties fo:line-height="100%"/>
      <style:text-properties style:font-name="Bahnschrift Light" fo:font-size="9pt" style:font-size-asian="9pt" style:font-size-complex="9pt"/>
    </style:style>
    <style:style style:name="P50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0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0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0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0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1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1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1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1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1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1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1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1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1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1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2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2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2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2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2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2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2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2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2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2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3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3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3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3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3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3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3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3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3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3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4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4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4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4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4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4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4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4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4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4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5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5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5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5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5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5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5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5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5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5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6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6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6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6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6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6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6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6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6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6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7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7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7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7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7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7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7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7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7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7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8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8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8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8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8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8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8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8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8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8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9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9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9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9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9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9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9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9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9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59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0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0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0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0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0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0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0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0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0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0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1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1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1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1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1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1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1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1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1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1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2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2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2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2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2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2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2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2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2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2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3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3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3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3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3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3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3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3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3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3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4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4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4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4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4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4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4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4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4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4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5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5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5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5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5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5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5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5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5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5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6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6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6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6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6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6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6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6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6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6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7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7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7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7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7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7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7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7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7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7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80" style:parent-style-name="Standard" style:family="paragraph">
      <style:paragraph-properties fo:line-height="100%"/>
      <style:text-properties style:font-name="Bahnschrift Light" fo:font-size="9pt" style:font-size-asian="9pt" style:font-size-complex="9pt"/>
    </style:style>
    <style:style style:name="P681" style:parent-style-name="Standard" style:family="paragraph">
      <style:paragraph-properties fo:line-height="100%"/>
      <style:text-properties style:font-name="Bahnschrift Light" fo:font-size="9pt" style:font-size-asian="9pt" style:font-size-complex="9pt"/>
    </style:style>
    <style:style style:name="P682" style:parent-style-name="Standard" style:family="paragraph">
      <style:paragraph-properties fo:line-height="100%"/>
      <style:text-properties style:font-name="Bahnschrift Light" fo:font-size="9pt" style:font-size-asian="9pt" style:font-size-complex="9pt"/>
    </style:style>
    <style:style style:name="P683" style:parent-style-name="Standard" style:family="paragraph">
      <style:paragraph-properties fo:line-height="100%"/>
      <style:text-properties style:font-name="Bahnschrift Light" fo:font-size="9pt" style:font-size-asian="9pt" style:font-size-complex="9pt"/>
    </style:style>
    <style:style style:name="P684" style:parent-style-name="Standard" style:family="paragraph">
      <style:paragraph-properties fo:line-height="100%"/>
      <style:text-properties style:font-name="Bahnschrift Light" fo:font-size="9pt" style:font-size-asian="9pt" style:font-size-complex="9pt"/>
    </style:style>
    <style:style style:name="P685" style:parent-style-name="Standard" style:family="paragraph">
      <style:paragraph-properties fo:line-height="100%"/>
      <style:text-properties style:font-name="Bahnschrift Light" fo:font-size="9pt" style:font-size-asian="9pt" style:font-size-complex="9pt"/>
    </style:style>
    <style:style style:name="P686" style:parent-style-name="Standard" style:family="paragraph">
      <style:paragraph-properties fo:line-height="100%"/>
      <style:text-properties style:font-name="Bahnschrift Light" fo:font-size="9pt" style:font-size-asian="9pt" style:font-size-complex="9pt"/>
    </style:style>
    <style:style style:name="P68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8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8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9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9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9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9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9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9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9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9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9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69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0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0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0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0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0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0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0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0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0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0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1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1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1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1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1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1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1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1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1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1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2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2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2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2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2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2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2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27" style:parent-style-name="Standard" style:family="paragraph">
      <style:paragraph-properties fo:line-height="100%"/>
      <style:text-properties style:font-name="Bahnschrift Light" fo:font-size="9pt" style:font-size-asian="9pt" style:font-size-complex="9pt"/>
    </style:style>
    <style:style style:name="P72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2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3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3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3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33" style:parent-style-name="Standard" style:family="paragraph">
      <style:paragraph-properties fo:line-height="100%"/>
      <style:text-properties style:font-name="Bahnschrift Light" fo:font-size="9pt" style:font-size-asian="9pt" style:font-size-complex="9pt"/>
    </style:style>
    <style:style style:name="P73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3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3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3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3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3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4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4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4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4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4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4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4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4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4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4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50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51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52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53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54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55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56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57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58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59" style:parent-style-name="Standard" style:family="paragraph">
      <style:paragraph-properties fo:line-height="100%" fo:background-color="#B4C6E7"/>
      <style:text-properties style:font-name="Bahnschrift Light" fo:font-size="9pt" style:font-size-asian="9pt" style:font-size-complex="9pt"/>
    </style:style>
    <style:style style:name="P760" style:parent-style-name="Обычный" style:family="paragraph">
      <style:paragraph-properties fo:break-before="page"/>
    </style:style>
    <style:style style:name="P761" style:parent-style-name="Заголовок3" style:family="paragraph"/>
    <style:style style:name="P762" style:parent-style-name="Standard" style:family="paragraph">
      <style:paragraph-properties fo:text-align="center" fo:text-indent="0in"/>
    </style:style>
    <style:style style:name="P763" style:parent-style-name="Standard" style:family="paragraph">
      <style:paragraph-properties fo:text-align="center" fo:text-indent="0in"/>
    </style:style>
    <style:style style:name="P764" style:parent-style-name="Заголовок2" style:family="paragraph"/>
    <style:style style:name="T765" style:parent-style-name="Основнойшрифтабзаца" style:family="text">
      <style:text-properties fo:background-color="#FFFF00"/>
    </style:style>
    <style:style style:name="T766" style:parent-style-name="Основнойшрифтабзаца" style:family="text">
      <style:text-properties fo:background-color="#FFFF00"/>
    </style:style>
    <style:style style:name="P767" style:parent-style-name="Standard" style:family="paragraph">
      <style:paragraph-properties fo:text-align="start" fo:margin-bottom="0.1388in" fo:line-height="115%" fo:text-indent="0in"/>
    </style:style>
    <style:style style:name="P768" style:parent-style-name="Standard" style:family="paragraph">
      <style:paragraph-properties fo:break-before="page"/>
    </style:style>
    <style:style style:name="TableColumn770" style:family="table-column">
      <style:table-column-properties style:column-width="1.6805in" style:use-optimal-column-width="false"/>
    </style:style>
    <style:style style:name="TableColumn771" style:family="table-column">
      <style:table-column-properties style:column-width="1.2909in" style:use-optimal-column-width="false"/>
    </style:style>
    <style:style style:name="TableColumn772" style:family="table-column">
      <style:table-column-properties style:column-width="1.2375in" style:use-optimal-column-width="false"/>
    </style:style>
    <style:style style:name="TableColumn773" style:family="table-column">
      <style:table-column-properties style:column-width="1.2805in" style:use-optimal-column-width="false"/>
    </style:style>
    <style:style style:name="TableColumn774" style:family="table-column">
      <style:table-column-properties style:column-width="1.3527in" style:use-optimal-column-width="false"/>
    </style:style>
    <style:style style:name="Table769" style:family="table">
      <style:table-properties style:width="6.8423in" fo:margin-left="-0.075in" table:align="left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Standard" style:family="paragraph">
      <style:paragraph-properties fo:widows="0" fo:orphans="0" fo:text-indent="0in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Standard" style:family="paragraph">
      <style:paragraph-properties fo:widows="0" fo:orphans="0" fo:text-indent="0in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Standard" style:family="paragraph">
      <style:paragraph-properties fo:widows="0" fo:orphans="0" fo:text-indent="0in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Standard" style:family="paragraph">
      <style:paragraph-properties fo:widows="0" fo:orphans="0" fo:text-indent="0in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Standard" style:family="paragraph">
      <style:paragraph-properties fo:widows="0" fo:orphans="0" fo:text-indent="0in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Standard" style:family="paragraph">
      <style:paragraph-properties fo:widows="0" fo:orphans="0" fo:text-indent="0in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Standard" style:family="paragraph">
      <style:paragraph-properties fo:widows="0" fo:orphans="0" fo:text-indent="0in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Standard" style:family="paragraph">
      <style:paragraph-properties fo:widows="0" fo:orphans="0" fo:text-indent="0in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Standard" style:family="paragraph">
      <style:paragraph-properties fo:widows="0" fo:orphans="0" fo:text-indent="0in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Standard" style:family="paragraph">
      <style:paragraph-properties fo:widows="0" fo:orphans="0" fo:text-indent="0in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Standard" style:family="paragraph">
      <style:paragraph-properties fo:widows="0" fo:orphans="0" fo:text-indent="0in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Standard" style:family="paragraph">
      <style:paragraph-properties fo:widows="0" fo:orphans="0" fo:text-indent="0in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Standard" style:family="paragraph">
      <style:paragraph-properties fo:widows="0" fo:orphans="0" fo:text-indent="0in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Standard" style:family="paragraph">
      <style:paragraph-properties fo:widows="0" fo:orphans="0" fo:text-indent="0in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Standard" style:family="paragraph">
      <style:paragraph-properties fo:widows="0" fo:orphans="0" fo:text-indent="0in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Standard" style:family="paragraph">
      <style:paragraph-properties fo:widows="0" fo:orphans="0" fo:text-indent="0in"/>
      <style:text-properties fo:background-color="#FFFF00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Standard" style:family="paragraph">
      <style:paragraph-properties fo:widows="0" fo:orphans="0" fo:text-indent="0in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Standard" style:family="paragraph">
      <style:paragraph-properties fo:widows="0" fo:orphans="0" fo:text-indent="0in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Standard" style:family="paragraph">
      <style:paragraph-properties fo:widows="0" fo:orphans="0" fo:text-indent="0in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Standard" style:family="paragraph">
      <style:paragraph-properties fo:widows="0" fo:orphans="0" fo:text-indent="0in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Standard" style:family="paragraph">
      <style:paragraph-properties fo:widows="0" fo:orphans="0" fo:text-indent="0in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Standard" style:family="paragraph">
      <style:paragraph-properties fo:widows="0" fo:orphans="0" fo:text-indent="0in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Standard" style:family="paragraph">
      <style:paragraph-properties fo:widows="0" fo:orphans="0" fo:text-indent="0in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Standard" style:family="paragraph">
      <style:paragraph-properties fo:widows="0" fo:orphans="0" fo:text-indent="0in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Standard" style:family="paragraph">
      <style:paragraph-properties fo:widows="0" fo:orphans="0" fo:text-indent="0in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Standard" style:family="paragraph">
      <style:paragraph-properties fo:widows="0" fo:orphans="0" fo:text-indent="0in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Standard" style:family="paragraph">
      <style:paragraph-properties fo:widows="0" fo:orphans="0" fo:text-indent="0in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Standard" style:family="paragraph">
      <style:paragraph-properties fo:widows="0" fo:orphans="0" fo:text-indent="0in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Standard" style:family="paragraph">
      <style:paragraph-properties fo:widows="0" fo:orphans="0" fo:text-indent="0in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Standard" style:family="paragraph">
      <style:paragraph-properties fo:widows="0" fo:orphans="0" fo:text-indent="0in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Standard" style:family="paragraph">
      <style:paragraph-properties fo:widows="0" fo:orphans="0" fo:text-indent="0in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Standard" style:family="paragraph">
      <style:paragraph-properties fo:widows="0" fo:orphans="0" fo:text-indent="0in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Standard" style:family="paragraph">
      <style:paragraph-properties fo:widows="0" fo:orphans="0" fo:text-indent="0in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Standard" style:family="paragraph">
      <style:paragraph-properties fo:widows="0" fo:orphans="0" fo:text-indent="0in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Standard" style:family="paragraph">
      <style:paragraph-properties fo:widows="0" fo:orphans="0" fo:text-indent="0in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Standard" style:family="paragraph">
      <style:paragraph-properties fo:widows="0" fo:orphans="0" fo:text-indent="0in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Standard" style:family="paragraph">
      <style:paragraph-properties fo:widows="0" fo:orphans="0" fo:text-indent="0in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Standard" style:family="paragraph">
      <style:paragraph-properties fo:widows="0" fo:orphans="0" fo:text-indent="0in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Standard" style:family="paragraph">
      <style:paragraph-properties fo:widows="0" fo:orphans="0" fo:text-indent="0in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Standard" style:family="paragraph">
      <style:paragraph-properties fo:widows="0" fo:orphans="0" fo:text-indent="0in"/>
    </style:style>
    <style:style style:name="T863" style:parent-style-name="Основнойшрифтабзаца" style:family="text">
      <style:text-properties fo:background-color="#FFFF00"/>
    </style:style>
    <style:style style:name="T864" style:parent-style-name="Основнойшрифтабзаца" style:family="text">
      <style:text-properties fo:background-color="#FFFF00"/>
    </style:style>
    <style:style style:name="P865" style:parent-style-name="Standard" style:family="paragraph">
      <style:paragraph-properties fo:break-before="page"/>
    </style:style>
    <style:style style:name="T866" style:parent-style-name="Основнойшрифтабзаца" style:family="text">
      <style:text-properties fo:background-color="#FFFF00"/>
    </style:style>
    <style:style style:name="T867" style:parent-style-name="Основнойшрифтабзаца" style:family="text">
      <style:text-properties fo:background-color="#FFFF00"/>
    </style:style>
    <style:style style:name="TableColumn869" style:family="table-column">
      <style:table-column-properties style:column-width="1.6805in" style:use-optimal-column-width="false"/>
    </style:style>
    <style:style style:name="TableColumn870" style:family="table-column">
      <style:table-column-properties style:column-width="1.2909in" style:use-optimal-column-width="false"/>
    </style:style>
    <style:style style:name="TableColumn871" style:family="table-column">
      <style:table-column-properties style:column-width="1.2375in" style:use-optimal-column-width="false"/>
    </style:style>
    <style:style style:name="TableColumn872" style:family="table-column">
      <style:table-column-properties style:column-width="1.2805in" style:use-optimal-column-width="false"/>
    </style:style>
    <style:style style:name="TableColumn873" style:family="table-column">
      <style:table-column-properties style:column-width="1.3527in" style:use-optimal-column-width="false"/>
    </style:style>
    <style:style style:name="Table868" style:family="table">
      <style:table-properties style:width="6.8423in" fo:margin-left="-0.075in" table:align="left"/>
    </style:style>
    <style:style style:name="TableRow874" style:family="table-row">
      <style:table-row-properties style:use-optimal-row-height="false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Standard" style:family="paragraph">
      <style:paragraph-properties fo:widows="0" fo:orphans="0" fo:text-indent="0in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Standard" style:family="paragraph">
      <style:paragraph-properties fo:widows="0" fo:orphans="0" fo:text-indent="0in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Standard" style:family="paragraph">
      <style:paragraph-properties fo:widows="0" fo:orphans="0" fo:text-indent="0in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Standard" style:family="paragraph">
      <style:paragraph-properties fo:widows="0" fo:orphans="0" fo:text-indent="0in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Standard" style:family="paragraph">
      <style:paragraph-properties fo:widows="0" fo:orphans="0" fo:text-indent="0in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Standard" style:family="paragraph">
      <style:paragraph-properties fo:widows="0" fo:orphans="0" fo:text-indent="0in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Standard" style:family="paragraph">
      <style:paragraph-properties fo:widows="0" fo:orphans="0" fo:text-indent="0in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Standard" style:family="paragraph">
      <style:paragraph-properties fo:widows="0" fo:orphans="0" fo:text-indent="0in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Standard" style:family="paragraph">
      <style:paragraph-properties fo:widows="0" fo:orphans="0" fo:text-indent="0in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Standard" style:family="paragraph">
      <style:paragraph-properties fo:widows="0" fo:orphans="0" fo:text-indent="0in"/>
    </style:style>
    <style:style style:name="TableRow896" style:family="table-row">
      <style:table-row-properties style:use-optimal-row-height="false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Standard" style:family="paragraph">
      <style:paragraph-properties fo:widows="0" fo:orphans="0" fo:text-indent="0in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Standard" style:family="paragraph">
      <style:paragraph-properties fo:widows="0" fo:orphans="0" fo:text-indent="0in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Standard" style:family="paragraph">
      <style:paragraph-properties fo:widows="0" fo:orphans="0" fo:text-indent="0in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Standard" style:family="paragraph">
      <style:paragraph-properties fo:widows="0" fo:orphans="0" fo:text-indent="0in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Standard" style:family="paragraph">
      <style:paragraph-properties fo:widows="0" fo:orphans="0" fo:text-indent="0in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Standard" style:family="paragraph">
      <style:paragraph-properties fo:widows="0" fo:orphans="0" fo:text-indent="0in"/>
      <style:text-properties fo:background-color="#FFFF00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Standard" style:family="paragraph">
      <style:paragraph-properties fo:widows="0" fo:orphans="0" fo:text-indent="0in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Standard" style:family="paragraph">
      <style:paragraph-properties fo:widows="0" fo:orphans="0" fo:text-indent="0in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Standard" style:family="paragraph">
      <style:paragraph-properties fo:widows="0" fo:orphans="0" fo:text-indent="0in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Standard" style:family="paragraph">
      <style:paragraph-properties fo:widows="0" fo:orphans="0" fo:text-indent="0in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Standard" style:family="paragraph">
      <style:paragraph-properties fo:widows="0" fo:orphans="0" fo:text-indent="0in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Standard" style:family="paragraph">
      <style:paragraph-properties fo:widows="0" fo:orphans="0" fo:text-indent="0in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Standard" style:family="paragraph">
      <style:paragraph-properties fo:widows="0" fo:orphans="0" fo:text-indent="0in"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Standard" style:family="paragraph">
      <style:paragraph-properties fo:widows="0" fo:orphans="0" fo:text-indent="0in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Standard" style:family="paragraph">
      <style:paragraph-properties fo:widows="0" fo:orphans="0" fo:text-indent="0in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Standard" style:family="paragraph">
      <style:paragraph-properties fo:widows="0" fo:orphans="0" fo:text-indent="0in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Standard" style:family="paragraph">
      <style:paragraph-properties fo:widows="0" fo:orphans="0" fo:text-indent="0in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Standard" style:family="paragraph">
      <style:paragraph-properties fo:widows="0" fo:orphans="0" fo:text-indent="0in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Standard" style:family="paragraph">
      <style:paragraph-properties fo:widows="0" fo:orphans="0" fo:text-indent="0in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Standard" style:family="paragraph">
      <style:paragraph-properties fo:widows="0" fo:orphans="0" fo:text-indent="0in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Standard" style:family="paragraph">
      <style:paragraph-properties fo:widows="0" fo:orphans="0" fo:text-indent="0in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Standard" style:family="paragraph">
      <style:paragraph-properties fo:widows="0" fo:orphans="0" fo:text-indent="0in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Standard" style:family="paragraph">
      <style:paragraph-properties fo:widows="0" fo:orphans="0" fo:text-indent="0in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Standard" style:family="paragraph">
      <style:paragraph-properties fo:widows="0" fo:orphans="0" fo:text-indent="0in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widows="0" fo:orphans="0" fo:text-indent="0in"/>
    </style:style>
    <style:style style:name="TableRow951" style:family="table-row">
      <style:table-row-properties style:use-optimal-row-height="false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Standard" style:family="paragraph">
      <style:paragraph-properties fo:widows="0" fo:orphans="0" fo:text-indent="0in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Standard" style:family="paragraph">
      <style:paragraph-properties fo:widows="0" fo:orphans="0" fo:text-indent="0in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Standard" style:family="paragraph">
      <style:paragraph-properties fo:widows="0" fo:orphans="0" fo:text-indent="0in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Standard" style:family="paragraph">
      <style:paragraph-properties fo:widows="0" fo:orphans="0" fo:text-indent="0in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widows="0" fo:orphans="0" fo:text-indent="0in"/>
    </style:style>
    <style:style style:name="T962" style:parent-style-name="Основнойшрифтабзаца" style:family="text">
      <style:text-properties fo:background-color="#FFFF00"/>
    </style:style>
    <style:style style:name="P963" style:parent-style-name="Standard" style:family="paragraph">
      <style:paragraph-properties fo:margin-left="0.4923in" fo:text-indent="0in">
        <style:tab-stops/>
      </style:paragraph-properties>
    </style:style>
    <style:style style:name="P964" style:parent-style-name="Standard" style:family="paragraph">
      <style:paragraph-properties fo:margin-left="0.4923in" fo:text-indent="0in">
        <style:tab-stops/>
      </style:paragraph-properties>
    </style:style>
    <style:style style:name="P965" style:parent-style-name="Standard" style:family="paragraph">
      <style:paragraph-properties fo:margin-left="0.4923in" fo:text-indent="0in">
        <style:tab-stops/>
      </style:paragraph-properties>
    </style:style>
    <style:style style:name="P966" style:parent-style-name="Standard" style:family="paragraph">
      <style:paragraph-properties fo:margin-left="0.4923in" fo:text-indent="0in">
        <style:tab-stops/>
      </style:paragraph-properties>
    </style:style>
  </office:automatic-styles>
  <office:body>
    <office:text text:use-soft-page-breaks="true">
      <text:p text:style-name="P1"><text:bookmark-start text:name="_Toc104959485"/>Міністерство освіти і науки України</text:p>
      <text:p text:style-name="P3">Національний технічний університет України «Київський політехнічний інститут імені Ігоря Сікорського"</text:p>
      <text:p text:style-name="P4">Факультет інформатики та обчислювальної техніки</text:p>
      <text:p text:style-name="P5"/>
      <text:p text:style-name="P6">Кафедра інформатики та програмної<text:s/>інженерії</text:p>
      <text:p text:style-name="P7"/>
      <text:p text:style-name="P8"/>
      <text:p text:style-name="P9"/>
      <text:p text:style-name="P10"/>
      <text:p text:style-name="P11">Звіт</text:p>
      <text:p text:style-name="P12"/>
      <text:p text:style-name="P13">з лабораторної роботи <text:s/>№ 1 з дисципліни</text:p>
      <text:p text:style-name="P14">«Проектування алгоритмів»</text:p>
      <text:p text:style-name="P15"/>
      <text:p text:style-name="P16"><text:span text:style-name="T17">«</text:span><text:span text:style-name="T18">Неінформативний, інформативний та локальний пошук</text:span><text:span text:style-name="T19">»</text:span></text:p>
      <text:p text:style-name="Standard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<text:span text:style-name="T32">Київ 202</text:span><text:span text:style-name="T33">1</text:span></text:p>
      <text:soft-page-break/>
      <text:p text:style-name="P34">Зміст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5"><text:a xlink:href="#_Toc81070688" office:target-frame-name="_top" xlink:show="replace">1</text:a><text:a xlink:href="#_Toc81070688" office:target-frame-name="_top" xlink:show="replace"><text:span text:style-name="T36"><text:tab/></text:span></text:a><text:a xlink:href="#_Toc81070688" office:target-frame-name="_top" xlink:show="replace">Мета лабораторної роботи</text:a><text:a xlink:href="#_Toc81070688" office:target-frame-name="_top" xlink:show="replace"><text:tab/>3</text:a></text:p>
          <text:p text:style-name="P37"><text:a xlink:href="#_Toc81070689" office:target-frame-name="_top" xlink:show="replace">2</text:a><text:a xlink:href="#_Toc81070689" office:target-frame-name="_top" xlink:show="replace"><text:span text:style-name="T38"><text:tab/></text:span></text:a><text:a xlink:href="#_Toc81070689" office:target-frame-name="_top" xlink:show="replace">ЗаВдання</text:a><text:a xlink:href="#_Toc81070689" office:target-frame-name="_top" xlink:show="replace"><text:tab/>4</text:a></text:p>
          <text:p text:style-name="P39"><text:a xlink:href="#_Toc81070690" office:target-frame-name="_top" xlink:show="replace">3</text:a><text:a xlink:href="#_Toc81070690" office:target-frame-name="_top" xlink:show="replace"><text:span text:style-name="T40"><text:tab/></text:span></text:a><text:a xlink:href="#_Toc81070690" office:target-frame-name="_top" xlink:show="replace">Виконання</text:a><text:a xlink:href="#_Toc81070690" office:target-frame-name="_top" xlink:show="replace"><text:tab/>8</text:a></text:p>
          <text:p text:style-name="P41"><text:a xlink:href="#_Toc81070691" office:target-frame-name="_top" xlink:show="replace">3.1</text:a><text:a xlink:href="#_Toc81070691" office:target-frame-name="_top" xlink:show="replace"><text:span text:style-name="T42"><text:tab/></text:span></text:a><text:a xlink:href="#_Toc81070691" office:target-frame-name="_top" xlink:show="replace">Псевдокод алгоритмів</text:a><text:a xlink:href="#_Toc81070691" office:target-frame-name="_top" xlink:show="replace"><text:tab/>8</text:a></text:p>
          <text:p text:style-name="P43"><text:a xlink:href="#_Toc81070692" office:target-frame-name="_top" xlink:show="replace">3.2</text:a><text:a xlink:href="#_Toc81070692" office:target-frame-name="_top" xlink:show="replace"><text:span text:style-name="T44"><text:tab/></text:span></text:a><text:a xlink:href="#_Toc81070692" office:target-frame-name="_top" xlink:show="replace">Програмна реалізація</text:a><text:a xlink:href="#_Toc81070692" office:target-frame-name="_top" xlink:show="replace"><text:tab/>8</text:a></text:p>
          <text:p text:style-name="P45"><text:a xlink:href="#_Toc81070693" office:target-frame-name="_top" xlink:show="replace">3.2.1</text:a><text:a xlink:href="#_Toc81070693" office:target-frame-name="_top" xlink:show="replace"><text:span text:style-name="T46"><text:tab/></text:span></text:a><text:a xlink:href="#_Toc81070693" office:target-frame-name="_top" xlink:show="replace">Вихідний<text:s/>код</text:a><text:a xlink:href="#_Toc81070693" office:target-frame-name="_top" xlink:show="replace"><text:tab/>8</text:a></text:p>
          <text:p text:style-name="P47"><text:a xlink:href="#_Toc81070694" office:target-frame-name="_top" xlink:show="replace">3.2.2</text:a><text:a xlink:href="#_Toc81070694" office:target-frame-name="_top" xlink:show="replace"><text:span text:style-name="T48"><text:tab/></text:span></text:a><text:a xlink:href="#_Toc81070694" office:target-frame-name="_top" xlink:show="replace">Приклади роботи</text:a><text:a xlink:href="#_Toc81070694" office:target-frame-name="_top" xlink:show="replace"><text:tab/>8</text:a></text:p>
          <text:p text:style-name="P49"><text:a xlink:href="#_Toc81070695" office:target-frame-name="_top" xlink:show="replace">3.3</text:a><text:a xlink:href="#_Toc81070695" office:target-frame-name="_top" xlink:show="replace"><text:span text:style-name="T50"><text:tab/></text:span></text:a><text:a xlink:href="#_Toc81070695" office:target-frame-name="_top" xlink:show="replace">Дослідження алгоритмів</text:a><text:a xlink:href="#_Toc81070695" office:target-frame-name="_top" xlink:show="replace"><text:tab/>8</text:a></text:p>
          <text:p text:style-name="P51"><text:a xlink:href="#_Toc81070696" office:target-frame-name="_top" xlink:show="replace">Висновок</text:a><text:a xlink:href="#_Toc81070696" office:target-frame-name="_top" xlink:show="replace"><text:tab/>11</text:a></text:p>
          <text:p text:style-name="P52"><text:a xlink:href="#_Toc81070697" office:target-frame-name="_top" xlink:show="replace">Критерії оцінювання</text:a><text:a xlink:href="#_Toc81070697" office:target-frame-name="_top" xlink:show="replace"><text:tab/>12</text:a></text:p>
        </text:index-body>
      </text:table-of-content>
      <text:p text:style-name="Standard"/>
      <text:p text:style-name="Standard"/>
      <text:h text:style-name="Заголовок1" text:outline-level="1"><text:bookmark-start text:name="_Toc367052495"/><text:bookmark-start text:name="_Toc457846370"/><text:bookmark-start text:name="_Toc459302747"/><text:bookmark-start text:name="_Toc459302947"/><text:bookmark-start text:name="_Toc509035762"/><text:bookmark-start text:name="_Toc509035898"/><text:bookmark-start text:name="_Toc81070688"/><text:bookmark-end text:name="_Toc104959485"/><text:soft-page-break/>Мета лаборатор<text:bookmark-end text:name="_Toc367052495"/><text:bookmark-end text:name="_Toc457846370"/><text:bookmark-end text:name="_Toc459302747"/><text:bookmark-end text:name="_Toc459302947"/><text:bookmark-end text:name="_Toc509035762"/><text:bookmark-end text:name="_Toc509035898"/>ної роботи<text:bookmark-end text:name="_Toc81070688"/></text:h>
      <text:p text:style-name="Standard"><text:bookmark-start text:name="_Toc509035763"/><text:bookmark-start text:name="_Toc509035899"/>Мета роботи – розглянути та дослідити алгоритми неінформативного, інформативного та локального пошуку. Провести порівняльний аналіз ефективності використання алгоритмів.</text:p>
      <text:p text:style-name="Standard"/>
      <text:h text:style-name="Заголовок1" text:outline-level="1"><text:bookmark-start text:name="_Toc81070689"/><text:soft-page-break/>За<text:bookmark-end text:name="_Toc509035763"/><text:bookmark-end text:name="_Toc509035899"/>Вдання<text:bookmark-end text:name="_Toc81070689"/></text:h>
      <text:p text:style-name="Standard">Записати алгоритм розв’язання задачі у вигляді псевдокоду, відповідно до варіанту (таблиця 2.1).</text:p>
      <text:p text:style-name="Standard">Реалізувати програму, яка розв’язує поставлену задачу згідно варіанту (таблиця 2.1) за допомогою алгоритму неінформативного пошуку<text:s/><text:span text:style-name="T53">АНП</text:span>, алгоритму інформативного пошуку<text:s/><text:span text:style-name="T54">АІП,</text:span><text:span text:style-name="T55"><text:s/></text:span>що використовує задану евристичну функцію Func, або алгоритму локального пошуку<text:s/><text:span text:style-name="T56">АЛП та бектрекінгу,<text:s/></text:span>що використовує задану евристичну функцію Func.</text:p>
      <text:p text:style-name="Standard">Програму реалізувати на довільній мові програмування.</text:p>
      <text:p text:style-name="Standard"><text:span text:style-name="T57">Увага!<text:s/></text:span>Алгоритм<text:s/>неінформативного<text:s/>пошуку<text:s/><text:span text:style-name="T58">АНП,</text:span><text:s/>реалізовується за принципом «AS IS», тобто так, як є, без додаткових модифікацій (таких як перевірка циклів, наприклад).</text:p>
      <text:p text:style-name="Standard">Провести серію експериментів для вивчення ефективності роботи алгоритмів. Кожний експеримент повинен відрізнятись початковим станом. Серія повинна містити не менше 20 експериментів для кожного алгоритму. За проведеними серіями необхідно визначити:</text:p>
      <text:list text:style-name="WWNum10">
        <text:list-item>
          <text:p text:style-name="P59">середню кількість етапів (кроків), які знадобилось для досягнення розв’язку (ітерації);</text:p>
        </text:list-item>
        <text:list-item>
          <text:p text:style-name="P60">середню кількість випадків, коли алгоритм потрапляв в глухий кут (не міг знайти оптимальний розв’язок) – якщо таке можливе;</text:p>
        </text:list-item>
        <text:list-item>
          <text:p text:style-name="P61">середню кількість згенерованих станів під час пошуку;</text:p>
        </text:list-item>
        <text:list-item>
          <text:p text:style-name="P62">середню кількість станів, що зберігаються в пам’яті під час роботи програми.</text:p>
        </text:list-item>
      </text:list>
      <text:p text:style-name="Standard">Передбачити можливість обмеження виконання програми за часом (30<text:s/>хвилин) та використання пам’яті (512 Мб)</text:p>
      <text:p text:style-name="P63">Використані позначення:</text:p>
      <text:list text:style-name="WWNum13">
        <text:list-item>
          <text:p text:style-name="P64"><text:span text:style-name="T65">8-ферзів</text:span><text:s/>– Задача про вісім ферзів полягає в такому розміщенні восьми ферзів на шахівниці, що жодна з них не ставить під удар один одного. Тобто, вони не повинні стояти в одній вертикалі, горизонталі чи діагоналі.</text:p>
        </text:list-item>
      </text:list>
      <text:p text:style-name="P66"/>
      <text:soft-page-break/>
      <text:list text:style-name="WWNum13" text:continue-numbering="true">
        <text:list-item>
          <text:p text:style-name="P67"><text:span text:style-name="T68">8-puzzle<text:s/></text:span>– гра, що складається з 8 однакових квадратних пластинок з нанесеними числами від 1 до 8. Пластинки поміщаються в квадратну коробку, довжина сторони якої в три рази більша довжини сторони пластинок, відповідно в<text:s/>коробці залишається незаповненим одне квадратне поле. Мета гри – переміщаючи пластинки по коробці досягти впорядковування їх по номерах,<text:s/>бажано зробивши якомога менше переміщень.</text:p>
        </text:list-item>
        <text:list-item>
          <text:p text:style-name="P69"><text:span text:style-name="T70">L</text:span><text:span text:style-name="T71">DFS</text:span><text:s/>– Пошук вглиб з обмеженням глибини.</text:p>
        </text:list-item>
        <text:list-item>
          <text:p text:style-name="P72"><text:span text:style-name="T73">BFS</text:span><text:s/>– Пошук вшир.</text:p>
        </text:list-item>
        <text:list-item>
          <text:p text:style-name="P74"><text:span text:style-name="T75">IDS</text:span><text:s/>– Пошук вглиб<text:s/>з ітеративним заглибленням.</text:p>
        </text:list-item>
        <text:list-item>
          <text:p text:style-name="P76"><text:span text:style-name="T77">A*</text:span><text:s/>– Пошук А*.</text:p>
        </text:list-item>
        <text:list-item>
          <text:p text:style-name="P78"><text:span text:style-name="T79">RBFS</text:span><text:s/>– Рекурсивний пошук за першим найкращим співпадінням.</text:p>
        </text:list-item>
        <text:list-item>
          <text:p text:style-name="P80"><text:span text:style-name="T81">F1</text:span><text:s/>– кількість пар ферзів, які б’ють один одного з урахуванням видимості (ферзь А може стояти на одній лінії з ферзем В, проте між ними стоїть ферзь С; тому А не б’є В).</text:p>
        </text:list-item>
        <text:list-item>
          <text:p text:style-name="P82"><text:span text:style-name="T83">F2</text:span><text:s/>– кількість пар ферзів, які б’ють один одного без урахування видимості.</text:p>
        </text:list-item>
        <text:list-item>
          <text:p text:style-name="P84"><text:span text:style-name="T85">H1</text:span><text:s/>– кількість фішок, які не стоять на своїх місцях.</text:p>
        </text:list-item>
        <text:list-item>
          <text:p text:style-name="P86"><text:span text:style-name="T87">H2</text:span><text:s/>– Манхетенська відстань.</text:p>
        </text:list-item>
        <text:list-item>
          <text:p text:style-name="P88"><text:span text:style-name="T89">COLOR<text:s/></text:span>– Задача розфарбування карти самостійно обраної країни, не менше 20 регіонів (областей). Необхідно розфарбувати карту не більше ніж у 4 різні кольори. Мається на увазі приписування кожному регіону власного кольору так, щоб кольори сусідніх регіонів відрізнялись. Використовувати евристичну функцію, яка повертає кількість пар суміжних вузлів, що мають<text:s/>однаковий колір (тобто кількість конфліктів). Реалізувати алгоритм пошуку із поверненнями (backtracking) для розв’язання поставленої задачі. Для підвищення швидкодії роботи алгоритму використати евристичну функцію, а початковим станом вважати випадкову вершину.</text:p>
        </text:list-item>
        <text:list-item>
          <text:p text:style-name="P90"><text:span text:style-name="T91">HILL –<text:s/></text:span>Пошук зі сходженням на вершину з використанням із використанням руху вбік (на 100 кроків) та випадковим перезапуском (кількість необхідних разів запуску визначити самостійно).</text:p>
        </text:list-item>
        <text:list-item>
          <text:p text:style-name="P92"><text:span text:style-name="T93">ANNEAL</text:span><text:s/>– Локальний пошук із симуляцією відпалу. Робоча характеристика – залежність температури Т від часу роботи алгоритму t. Можна розглядати лінійну залежність: T = 1000 - k∙t, де k – змінний коефіцієнт.</text:p>
        </text:list-item>
        <text:list-item>
          <text:p text:style-name="P94"><text:span text:style-name="T95">BEAM</text:span><text:s/>– Локальний променевий пошук. Робоча характеристика – кількість променів k. Експерименти проводи із кількістю променів від 2 до 21.</text:p>
        </text:list-item>
        <text:list-item>
          <text:p text:style-name="P96"><text:span text:style-name="T97">MRV</text:span><text:s/>– евристика мінімальної кількості значень;</text:p>
        </text:list-item>
        <text:list-item>
          <text:p text:style-name="P98"><text:span text:style-name="T99">DGR</text:span><text:s/>– ступенева евристика.</text:p>
        </text:list-item>
      </text:list>
      <text:p text:style-name="Standard"/>
      <text:p text:style-name="Standard">Таблиця 2.1 – Варіант<text:s/>алгоритмів</text:p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№</text:p>
          </table:table-cell>
          <table:table-cell table:style-name="TableCell110">
            <text:p text:style-name="P111">Задача</text:p>
          </table:table-cell>
          <table:table-cell table:style-name="TableCell112">
            <text:p text:style-name="P113">АНП</text:p>
          </table:table-cell>
          <table:table-cell table:style-name="TableCell114">
            <text:p text:style-name="P115">АІП</text:p>
          </table:table-cell>
          <table:table-cell table:style-name="TableCell116">
            <text:p text:style-name="P117">АЛП</text:p>
          </table:table-cell>
          <table:table-cell table:style-name="TableCell118">
            <text:p text:style-name="P119">Func</text:p>
          </table:table-cell>
        </table:table-row>
        <table:table-row table:style-name="TableRow120">
          <table:table-cell table:style-name="TableCell121">
            <text:p text:style-name="P122">19</text:p>
          </table:table-cell>
          <table:table-cell table:style-name="TableCell123">
            <text:p text:style-name="P124">8-puzzle</text:p>
          </table:table-cell>
          <table:table-cell table:style-name="TableCell125">
            <text:p text:style-name="P126">BFS</text:p>
          </table:table-cell>
          <table:table-cell table:style-name="TableCell127">
            <text:p text:style-name="P128">RBFS</text:p>
          </table:table-cell>
          <table:table-cell table:style-name="TableCell129">
            <text:p text:style-name="P130"/>
          </table:table-cell>
          <table:table-cell table:style-name="TableCell131">
            <text:p text:style-name="P132">H1</text:p>
          </table:table-cell>
        </table:table-row>
      </table:table>
      <text:p text:style-name="Standard"/>
      <text:h text:style-name="Заголовок1" text:outline-level="1"><text:bookmark-start text:name="_Toc509035900"/><text:bookmark-start text:name="_Toc509035764"/><text:bookmark-start text:name="_Toc81070690"/><text:soft-page-break/>В<text:bookmark-end text:name="_Toc509035900"/><text:bookmark-end text:name="_Toc509035764"/>иконання<text:bookmark-end text:name="_Toc81070690"/></text:h>
      <text:h text:style-name="P133" text:outline-level="2"><text:bookmark-start text:name="_Toc509035902"/><text:bookmark-start text:name="_Toc509035766"/><text:bookmark-start text:name="_Toc514289615"/><text:bookmark-start text:name="_Toc81070691"/>Псевдокод алгоритм<text:bookmark-end text:name="_Toc509035902"/><text:bookmark-end text:name="_Toc509035766"/><text:bookmark-end text:name="_Toc514289615"/>ів<text:bookmark-end text:name="_Toc81070691"/></text:h>
      <text:p text:style-name="Standard">BFS:</text:p>
      <text:p text:style-name="P134">function BFS():</text:p>
      <text:p text:style-name="P135"><text:tab/>rootNode = initNode()</text:p>
      <text:p text:style-name="P136"><text:tab/>tree = initTree(rootNode)</text:p>
      <text:p text:style-name="P137"><text:tab/>open =<text:s/>queue(rootNode)</text:p>
      <text:p text:style-name="P138"><text:tab/>repeat:</text:p>
      <text:p text:style-name="P139"><text:tab/><text:tab/>parent = open.next</text:p>
      <text:p text:style-name="P140"><text:tab/><text:tab/>if (parent.state === goalState)<text:s/>return parent</text:p>
      <text:p text:style-name="P141"><text:tab/><text:tab/>newVerteces &lt;- tree.expand(parent, ...verteces)</text:p>
      <text:p text:style-name="P142"><text:tab/><text:tab/>open.push(newVerteces)</text:p>
      <text:p text:style-name="P143"><text:tab/><text:tab/>if (open.length === 0) return false</text:p>
      <text:p text:style-name="Standard">RBFS:</text:p>
      <text:p text:style-name="P144">rootNode = initNode()</text:p>
      <text:p text:style-name="P145">rootNode.g = 0</text:p>
      <text:p text:style-name="P146">rootNode.f = rootNode.state.h</text:p>
      <text:p text:style-name="P147">tree = initTree(rootNode)</text:p>
      <text:p text:style-name="P148"><text:span text:style-name="T149">open =<text:s/></text:span><text:span text:style-name="T150">priorityQueue(rootNode</text:span><text:span text:style-name="T151">, ‘inverse’</text:span><text:span text:style-name="T152">)</text:span></text:p>
      <text:p text:style-name="P153">function RBFS(parent, fLimit):</text:p>
      <text:p text:style-name="P154"><text:tab/>newVerteces &lt;- tree.expand(parent, ...verteces)</text:p>
      <text:p text:style-name="P155"><text:span text:style-name="T156"><text:tab/></text:span><text:span text:style-name="T157"><text:tab/></text:span><text:span text:style-name="T158">newVerteces.each</text:span><text:span text:style-name="T159"><text:s/>&lt;- g = parent.g + 1,<text:s/></text:span></text:p>
      <text:p text:style-name="P160">f = max(parent.g + vetex.h, parent.f)</text:p>
      <text:p text:style-name="P161"><text:span text:style-name="T162"><text:tab/></text:span><text:span text:style-name="T163">if (open.length === 0) return<text:s/></text:span><text:span text:style-name="T164">[</text:span><text:span text:style-name="T165">false</text:span><text:span text:style-name="T166">, false]</text:span></text:p>
      <text:p text:style-name="P167"><text:span text:style-name="T168"><text:tab/></text:span><text:span text:style-name="T169">repeat:</text:span></text:p>
      <text:p text:style-name="P170"><text:tab/><text:tab/>best = open.lowest</text:p>
      <text:p text:style-name="P171"><text:tab/><text:tab/>if (best.f &gt; fLimit) {</text:p>
      <text:p text:style-name="P172"><text:s text:c="12"/><text:tab/>return [false, best.f];</text:p>
      <text:p text:style-name="P173"><text:s text:c="10"/><text:tab/>}</text:p>
      <text:p text:style-name="P174"><text:tab/><text:tab/>alternative = open.nextLowest</text:p>
      <text:p text:style-name="P175"><text:tab/><text:tab/>[result, best.f]<text:s/>= RBFS(best, min(fLimint, alternative))</text:p>
      <text:p text:style-name="P176"><text:span text:style-name="T177"><text:tab/></text:span><text:span text:style-name="T178"><text:tab/>if(result) return [result, false]</text:span></text:p>
      <text:p text:style-name="P179"/>
      <text:h text:style-name="P180" text:outline-level="2"><text:bookmark-start text:name="_Toc81070692"/><text:bookmark-start text:name="_Toc514289617"/><text:bookmark-start text:name="_Toc509035904"/><text:bookmark-start text:name="_Toc509035768"/><text:soft-page-break/>Програмна реалізація<text:bookmark-end text:name="_Toc81070692"/><text:bookmark-end text:name="_Toc514289617"/><text:bookmark-end text:name="_Toc509035904"/><text:bookmark-end text:name="_Toc509035768"/></text:h>
      <text:h text:style-name="P181" text:outline-level="3"><text:bookmark-start text:name="_Toc509035905"/><text:bookmark-start text:name="_Toc509035769"/><text:bookmark-start text:name="_Toc81070693"/><text:bookmark-start text:name="_Toc514289618"/>Вихідний код<text:bookmark-end text:name="_Toc509035905"/><text:bookmark-end text:name="_Toc509035769"/><text:bookmark-end text:name="_Toc81070693"/><text:bookmark-end text:name="_Toc514289618"/></text:h>
      <text:p text:style-name="P182"/>
      <text:p text:style-name="P183">'use strict';</text:p>
      <text:p text:style-name="P184"/>
      <text:p text:style-name="P185">const State = require('./State.js');</text:p>
      <text:p text:style-name="P186">const Matrix = require('./Matrix.js');</text:p>
      <text:p text:style-name="P187">const Tree = require('./Tree.js');</text:p>
      <text:p text:style-name="P188">const shuffle = require('./shuffle.js');</text:p>
      <text:p text:style-name="P189">const Vertex = require('./Vertex.js');</text:p>
      <text:p text:style-name="P190">const PriorityQueue = require('./PriorityQueue.js');</text:p>
      <text:p text:style-name="P191"/>
      <text:p text:style-name="P192">class Puzzle {</text:p>
      <text:p text:style-name="P193"><text:s text:c="2"/>constructor(initialState = false) {</text:p>
      <text:p text:style-name="P194"><text:s text:c="4"/>this.state = !initialState</text:p>
      <text:p text:style-name="P195"><text:s text:c="6"/>? this.#generateState()</text:p>
      <text:p text:style-name="P196"><text:s text:c="6"/>: new State(new Matrix(initialState));</text:p>
      <text:p text:style-name="P197"><text:s text:c="2"/>}</text:p>
      <text:p text:style-name="P198"/>
      <text:p text:style-name="P199"><text:s text:c="2"/>#generateState() {</text:p>
      <text:p text:style-name="P200"><text:s text:c="4"/>const ids = [1, 2, 3, 4, 5, 6, 7, 8, null];</text:p>
      <text:p text:style-name="P201"><text:s text:c="4"/>const shuffledIds = shuffle(ids);</text:p>
      <text:p text:style-name="P202"><text:s text:c="4"/>const arr = new Matrix([</text:p>
      <text:p text:style-name="P203"><text:s text:c="6"/>shuffledIds.slice(0, 3),</text:p>
      <text:p text:style-name="P204"><text:s text:c="6"/>shuffledIds.slice(3, 6),</text:p>
      <text:p text:style-name="P205"><text:s text:c="6"/>shuffledIds.slice(6, 9),</text:p>
      <text:p text:style-name="P206"><text:s text:c="4"/>]);</text:p>
      <text:p text:style-name="P207"><text:s text:c="4"/>return new State(arr);</text:p>
      <text:p text:style-name="P208"><text:s text:c="2"/>}</text:p>
      <text:p text:style-name="P209"/>
      <text:p text:style-name="P210"><text:s text:c="2"/>findSolutionBFS(logger) {</text:p>
      <text:p text:style-name="P211"><text:s text:c="4"/>return new Promise((resolve, reject) =&gt; {</text:p>
      <text:p text:style-name="P212"><text:s text:c="6"/>const rootNode = new Vertex({</text:p>
      <text:p text:style-name="P213"><text:s text:c="8"/>state: this.state,</text:p>
      <text:p text:style-name="P214"><text:s text:c="8"/>chosenChange: null,</text:p>
      <text:p text:style-name="P215"><text:s text:c="8"/>parent: null,</text:p>
      <text:p text:style-name="P216"><text:s text:c="8"/>depth: 0,</text:p>
      <text:p text:style-name="P217"><text:s text:c="6"/>});</text:p>
      <text:p text:style-name="P218"><text:s text:c="6"/>const tree = new Tree(rootNode);</text:p>
      <text:p text:style-name="P219"/>
      <text:p text:style-name="P220"><text:s text:c="6"/>const open = [rootNode];</text:p>
      <text:p text:style-name="P221"><text:s text:c="6"/>const closed = [];</text:p>
      <text:p text:style-name="P222"><text:s text:c="6"/>while (true) {</text:p>
      <text:p text:style-name="P223"><text:s text:c="8"/>const parent = open.shift();</text:p>
      <text:p text:style-name="P224"><text:s text:c="8"/>const parentState = parent.data.state;</text:p>
      <text:p text:style-name="P225"/>
      <text:p text:style-name="P226"><text:s text:c="8"/>if (parentState.matrix.isEqual(new Matrix(Puzzle.solutionTemplate))) {</text:p>
      <text:p text:style-name="P227"><text:s text:c="10"/>console.log(parentState.printState());</text:p>
      <text:p text:style-name="P228"><text:s text:c="10"/>resolve(parent);</text:p>
      <text:p text:style-name="P229"><text:s text:c="10"/>break;</text:p>
      <text:p text:style-name="P230"><text:s text:c="8"/>}</text:p>
      <text:p text:style-name="P231"/>
      <text:p text:style-name="P232"><text:s text:c="8"/>const newVerteces = [];</text:p>
      <text:p text:style-name="P233"><text:s text:c="8"/>for (const possibleChange of parentState.possibleChanges) {</text:p>
      <text:p text:style-name="P234"><text:s text:c="10"/>const newState = parentState.changeState(possibleChange);</text:p>
      <text:p text:style-name="P235"><text:s text:c="10"/>if (!closed.includes(newState.matrix.toString())) {</text:p>
      <text:p text:style-name="P236"><text:s text:c="12"/>newVerteces.push(</text:p>
      <text:p text:style-name="P237"><text:s text:c="14"/>new Vertex({</text:p>
      <text:p text:style-name="P238"><text:s text:c="16"/>state: newState,</text:p>
      <text:p text:style-name="P239"><text:s text:c="16"/>chosenChange: possibleChange,</text:p>
      <text:p text:style-name="P240"><text:s text:c="16"/>parent,</text:p>
      <text:p text:style-name="P241"><text:s text:c="16"/>depth: parent.data.depth + 1,</text:p>
      <text:p text:style-name="P242"><text:s text:c="14"/>})</text:p>
      <text:soft-page-break/>
      <text:p text:style-name="P243"><text:s text:c="12"/>);</text:p>
      <text:p text:style-name="P244"><text:s text:c="10"/>}</text:p>
      <text:p text:style-name="P245"><text:s text:c="8"/>}</text:p>
      <text:p text:style-name="P246"/>
      <text:p text:style-name="P247"><text:s text:c="8"/>if (newVerteces.length !== 0) {</text:p>
      <text:p text:style-name="P248"><text:s text:c="10"/>tree.expand(parent, ...newVerteces);</text:p>
      <text:p text:style-name="P249"><text:s text:c="10"/>open.push(...newVerteces);</text:p>
      <text:p text:style-name="P250"><text:s text:c="8"/>}</text:p>
      <text:p text:style-name="P251"><text:s text:c="8"/>closed.push(parentState.matrix.toString());</text:p>
      <text:p text:style-name="P252"/>
      <text:p text:style-name="P253"><text:s text:c="8"/>if (open.length === 0) {</text:p>
      <text:p text:style-name="P254"><text:s text:c="10"/>reject('Expandable is empty');</text:p>
      <text:p text:style-name="P255"><text:s text:c="8"/>}</text:p>
      <text:p text:style-name="P256"/>
      <text:p text:style-name="P257"><text:s text:c="8"/>if (logger) {</text:p>
      <text:p text:style-name="P258"><text:s text:c="10"/>logger.send({</text:p>
      <text:p text:style-name="P259"><text:s text:c="12"/>name: 'data',</text:p>
      <text:p text:style-name="P260"><text:s text:c="12"/>data: {</text:p>
      <text:p text:style-name="P261"><text:s text:c="14"/>memory: process.resourceUsage().maxRSS,</text:p>
      <text:p text:style-name="P262"><text:s text:c="14"/>depth: parent.data.depth,</text:p>
      <text:p text:style-name="P263"><text:s text:c="12"/>},</text:p>
      <text:p text:style-name="P264"><text:s text:c="10"/>});</text:p>
      <text:p text:style-name="P265"><text:s text:c="8"/>}</text:p>
      <text:p text:style-name="P266"><text:s text:c="6"/>}</text:p>
      <text:p text:style-name="P267"><text:s text:c="4"/>});</text:p>
      <text:p text:style-name="P268"><text:s text:c="2"/>}</text:p>
      <text:p text:style-name="P269"/>
      <text:p text:style-name="P270"><text:s text:c="2"/>findSolutionRBFS(logger) {</text:p>
      <text:p text:style-name="P271"><text:s text:c="4"/>return new Promise((resolve, reject) =&gt; {</text:p>
      <text:p text:style-name="P272"><text:s text:c="6"/>const rootNode = new Vertex({</text:p>
      <text:p text:style-name="P273"><text:s text:c="8"/>state: this.state,</text:p>
      <text:p text:style-name="P274"><text:s text:c="8"/>chosenChange: null,</text:p>
      <text:p text:style-name="P275"><text:s text:c="8"/>parent: null,</text:p>
      <text:p text:style-name="P276"><text:s text:c="8"/>depth: 0,</text:p>
      <text:p text:style-name="P277"><text:s text:c="8"/>f: this.state.h,</text:p>
      <text:p text:style-name="P278"><text:s text:c="6"/>});</text:p>
      <text:p text:style-name="P279"><text:s text:c="6"/>const tree = new Tree(rootNode);</text:p>
      <text:p text:style-name="P280"><text:s text:c="6"/>const open = new PriorityQueue(rootNode, Infinity, true);</text:p>
      <text:p text:style-name="P281"/>
      <text:p text:style-name="P282"><text:s text:c="6"/>const rbfs = (parent, fLimit) =&gt; {</text:p>
      <text:p text:style-name="P283"><text:s text:c="8"/>if (!tree.verteces.includes(parent)) {</text:p>
      <text:p text:style-name="P284"><text:s text:c="10"/>return [false, false];</text:p>
      <text:p text:style-name="P285"><text:s text:c="8"/>}</text:p>
      <text:p text:style-name="P286"/>
      <text:p text:style-name="P287"><text:s text:c="8"/>const parentState = parent.data.state;</text:p>
      <text:p text:style-name="P288"><text:s text:c="8"/>if (parentState.matrix.isEqual(new Matrix(Puzzle.solutionTemplate))) {</text:p>
      <text:p text:style-name="P289"><text:s text:c="10"/>return [parent, false];</text:p>
      <text:p text:style-name="P290"><text:s text:c="8"/>}</text:p>
      <text:p text:style-name="P291"/>
      <text:p text:style-name="P292"><text:s text:c="8"/>for (const possibleChange of parentState.possibleChanges) {</text:p>
      <text:p text:style-name="P293"><text:s text:c="10"/>const newState = parentState.changeState(possibleChange);</text:p>
      <text:p text:style-name="P294"><text:s text:c="10"/>const newVertex = new Vertex({</text:p>
      <text:p text:style-name="P295"><text:s text:c="12"/>state: newState,</text:p>
      <text:p text:style-name="P296"><text:s text:c="12"/>chosenChange: possibleChange,</text:p>
      <text:p text:style-name="P297"><text:s text:c="12"/>parent,</text:p>
      <text:p text:style-name="P298"><text:s text:c="12"/>depth: parent.data.depth + 1,</text:p>
      <text:p text:style-name="P299"><text:s text:c="12"/>f: Math.max(parent.data.depth + 1 + newState.h, parent.data.f),</text:p>
      <text:p text:style-name="P300"><text:s text:c="10"/>});</text:p>
      <text:p text:style-name="P301"/>
      <text:p text:style-name="P302"><text:s text:c="10"/>tree.expand(parent, newVertex);</text:p>
      <text:p text:style-name="P303"><text:s text:c="10"/>open.push(newVertex, newVertex.data.f);</text:p>
      <text:p text:style-name="P304"><text:s text:c="8"/>}</text:p>
      <text:p text:style-name="P305"/>
      <text:p text:style-name="P306"><text:s text:c="8"/>if (open.length === 0) reject('No open verteces left');</text:p>
      <text:p text:style-name="P307"/>
      <text:p text:style-name="P308"><text:s text:c="8"/>while (true) {</text:p>
      <text:p text:style-name="P309"><text:s text:c="10"/>const best = open.pop();</text:p>
      <text:soft-page-break/>
      <text:p text:style-name="P310"><text:s text:c="10"/>if (best.data.f &gt; fLimit) {</text:p>
      <text:p text:style-name="P311"><text:s text:c="12"/>return [false, best.data.f];</text:p>
      <text:p text:style-name="P312"><text:s text:c="10"/>}</text:p>
      <text:p text:style-name="P313"/>
      <text:p text:style-name="P314"><text:s text:c="10"/>if (logger) {</text:p>
      <text:p text:style-name="P315"><text:s text:c="12"/>logger.send({</text:p>
      <text:p text:style-name="P316"><text:s text:c="14"/>name: 'data',</text:p>
      <text:p text:style-name="P317"><text:s text:c="14"/>data: {</text:p>
      <text:p text:style-name="P318"><text:s text:c="16"/>memory: process.resourceUsage().maxRSS,</text:p>
      <text:p text:style-name="P319"><text:s text:c="16"/>depth: parent.data.depth,</text:p>
      <text:p text:style-name="P320"><text:s text:c="14"/>},</text:p>
      <text:p text:style-name="P321"><text:s text:c="12"/>});</text:p>
      <text:p text:style-name="P322"><text:s text:c="10"/>}</text:p>
      <text:p text:style-name="P323"/>
      <text:p text:style-name="P324"><text:s text:c="10"/>let pointer = open.head;</text:p>
      <text:p text:style-name="P325"><text:s text:c="10"/>while (pointer &amp;&amp; pointer.priority &lt;= best.data.f) {</text:p>
      <text:p text:style-name="P326"><text:s text:c="12"/>pointer = pointer.nextNode;</text:p>
      <text:p text:style-name="P327"><text:s text:c="10"/>}</text:p>
      <text:p text:style-name="P328"><text:s text:c="10"/>const alternative = pointer?.priority || open.head.data.data.f;</text:p>
      <text:p text:style-name="P329"/>
      <text:p text:style-name="P330"><text:s text:c="10"/>let result = false;</text:p>
      <text:p text:style-name="P331"><text:s text:c="10"/>[result, best.data.f] = rbfs(best, Math.min(fLimit, alternative));</text:p>
      <text:p text:style-name="P332"><text:s text:c="10"/>if (best.data.f) {</text:p>
      <text:p text:style-name="P333"><text:s text:c="12"/>open.push(best, best.data.f);</text:p>
      <text:p text:style-name="P334"><text:s text:c="12"/>for (const child of best.links.values()) {</text:p>
      <text:p text:style-name="P335"><text:s text:c="14"/>tree.cut(child);</text:p>
      <text:p text:style-name="P336"><text:s text:c="12"/>}</text:p>
      <text:p text:style-name="P337"><text:s text:c="10"/>}</text:p>
      <text:p text:style-name="P338"><text:s text:c="10"/>if (result) {</text:p>
      <text:p text:style-name="P339"><text:s text:c="12"/>return [result, false];</text:p>
      <text:p text:style-name="P340"><text:s text:c="10"/>}</text:p>
      <text:p text:style-name="P341"><text:s text:c="8"/>}</text:p>
      <text:p text:style-name="P342"><text:s text:c="6"/>};</text:p>
      <text:p text:style-name="P343"/>
      <text:p text:style-name="P344"><text:s text:c="6"/>resolve(rbfs(rootNode, Infinity));</text:p>
      <text:p text:style-name="P345"><text:s text:c="4"/>});</text:p>
      <text:p text:style-name="P346"><text:s text:c="2"/>}</text:p>
      <text:p text:style-name="P347"/>
      <text:p text:style-name="P348"><text:s text:c="2"/>static solutionTemplate = State.GoalState;</text:p>
      <text:p text:style-name="P349">}</text:p>
      <text:p text:style-name="P350"/>
      <text:p text:style-name="P351">module.exports = Puzzle;</text:p>
      <text:p text:style-name="P352"/>
      <text:p text:style-name="P353">'use strict';</text:p>
      <text:p text:style-name="P354"/>
      <text:p text:style-name="P355">const Matrix = require('./Matrix.js');</text:p>
      <text:p text:style-name="P356"/>
      <text:p text:style-name="P357">class State {</text:p>
      <text:p text:style-name="P358"><text:s text:c="2"/>constructor(matrix) {</text:p>
      <text:p text:style-name="P359"><text:s text:c="4"/>this.#checkMatrix(matrix);</text:p>
      <text:p text:style-name="P360"><text:s text:c="4"/>this.matrix = matrix;</text:p>
      <text:p text:style-name="P361"><text:s text:c="2"/>}</text:p>
      <text:p text:style-name="P362"/>
      <text:p text:style-name="P363"><text:s text:c="2"/>#checkMatrix(matrix) {</text:p>
      <text:p text:style-name="P364"><text:s text:c="4"/>if (</text:p>
      <text:p text:style-name="P365"><text:s text:c="6"/>Matrix.isMatrix(matrix) &amp;&amp;</text:p>
      <text:p text:style-name="P366"><text:s text:c="6"/>matrix.yLength !== 3 &amp;&amp;</text:p>
      <text:p text:style-name="P367"><text:s text:c="6"/>matrix.xLength !== 3 &amp;&amp;</text:p>
      <text:p text:style-name="P368"><text:s text:c="6"/>matrix.arr.some(el =&gt; !Array.isArray(el))</text:p>
      <text:p text:style-name="P369"><text:s text:c="4"/>) {</text:p>
      <text:p text:style-name="P370"><text:s text:c="6"/>throw new Error('Unappropriate state structure');</text:p>
      <text:p text:style-name="P371"><text:s text:c="4"/>}</text:p>
      <text:p text:style-name="P372"><text:s text:c="2"/>}</text:p>
      <text:p text:style-name="P373"/>
      <text:p text:style-name="P374"><text:s text:c="2"/>printState() {</text:p>
      <text:p text:style-name="P375"><text:s text:c="4"/>let res = '';</text:p>
      <text:p text:style-name="P376"><text:s text:c="4"/>for (const row of this.matrix.rows) {</text:p>
      <text:soft-page-break/>
      <text:p text:style-name="P377"><text:s text:c="6"/>const newRow = row.slice(0);</text:p>
      <text:p text:style-name="P378"/>
      <text:p text:style-name="P379"><text:s text:c="6"/>if (newRow.includes(null)) {</text:p>
      <text:p text:style-name="P380"><text:s text:c="8"/>newRow[newRow.indexOf(null)] = ' ';</text:p>
      <text:p text:style-name="P381"><text:s text:c="6"/>}</text:p>
      <text:p text:style-name="P382"><text:s text:c="6"/>res += newRow.join(' ') + '\n';</text:p>
      <text:p text:style-name="P383"><text:s text:c="4"/>}</text:p>
      <text:p text:style-name="P384"><text:s text:c="4"/>return res;</text:p>
      <text:p text:style-name="P385"><text:s text:c="2"/>}</text:p>
      <text:p text:style-name="P386"/>
      <text:p text:style-name="P387"><text:s text:c="2"/>changeState(dir) {</text:p>
      <text:p text:style-name="P388"><text:s text:c="4"/>let { x, y } = this.matrix.find(null);</text:p>
      <text:p text:style-name="P389"><text:s text:c="4"/>x = Number(x);</text:p>
      <text:p text:style-name="P390"><text:s text:c="4"/>y = Number(y);</text:p>
      <text:p text:style-name="P391"/>
      <text:p text:style-name="P392"><text:s text:c="4"/>const arr = this.matrix.copy().arr;</text:p>
      <text:p text:style-name="P393"/>
      <text:p text:style-name="P394"><text:s text:c="4"/>let buf;</text:p>
      <text:p text:style-name="P395"><text:s text:c="4"/>if (dir === 't') {</text:p>
      <text:p text:style-name="P396"><text:s text:c="6"/>buf = arr[y + 1][x];</text:p>
      <text:p text:style-name="P397"><text:s text:c="6"/>arr[y + 1][x] = null;</text:p>
      <text:p text:style-name="P398"><text:s text:c="4"/>} else if (dir === 'b') {</text:p>
      <text:p text:style-name="P399"><text:s text:c="6"/>buf = arr[y - 1][x];</text:p>
      <text:p text:style-name="P400"><text:s text:c="6"/>arr[y - 1][x] = null;</text:p>
      <text:p text:style-name="P401"><text:s text:c="4"/>} else if (dir === 'l') {</text:p>
      <text:p text:style-name="P402"><text:s text:c="6"/>buf = arr[y][x + 1];</text:p>
      <text:p text:style-name="P403"><text:s text:c="6"/>arr[y][x + 1] = null;</text:p>
      <text:p text:style-name="P404"><text:s text:c="4"/>} else if (dir === 'r') {</text:p>
      <text:p text:style-name="P405"><text:s text:c="6"/>buf = arr[y][x - 1];</text:p>
      <text:p text:style-name="P406"><text:s text:c="6"/>arr[y][x - 1] = null;</text:p>
      <text:p text:style-name="P407"><text:s text:c="4"/>}</text:p>
      <text:p text:style-name="P408"><text:s text:c="4"/>arr[y][x] = buf;</text:p>
      <text:p text:style-name="P409"><text:s text:c="4"/>const newMatrix = new Matrix(arr);</text:p>
      <text:p text:style-name="P410"><text:s text:c="4"/>return new State(newMatrix);</text:p>
      <text:p text:style-name="P411"><text:s text:c="2"/>}</text:p>
      <text:p text:style-name="P412"/>
      <text:p text:style-name="P413"><text:s text:c="2"/>get possibleChanges() {</text:p>
      <text:p text:style-name="P414"><text:s text:c="4"/>let { x, y } = this.matrix.find(null);</text:p>
      <text:p text:style-name="P415"><text:s text:c="4"/>x = Number(x);</text:p>
      <text:p text:style-name="P416"><text:s text:c="4"/>y = Number(y);</text:p>
      <text:p text:style-name="P417"><text:s text:c="4"/>return State.possible[y][x];</text:p>
      <text:p text:style-name="P418"><text:s text:c="2"/>}</text:p>
      <text:p text:style-name="P419"/>
      <text:p text:style-name="P420"><text:s text:c="2"/>get h() {</text:p>
      <text:p text:style-name="P421"><text:s text:c="4"/>let res = 0;</text:p>
      <text:p text:style-name="P422"/>
      <text:p text:style-name="P423"><text:s text:c="4"/>for (const i in this.matrix.arr) {</text:p>
      <text:p text:style-name="P424"><text:s text:c="6"/>for (const j in this.matrix.arr[i]) {</text:p>
      <text:p text:style-name="P425"><text:s text:c="8"/>if (State.GoalState[i][j] !== this.matrix.arr[i][j]) res++;</text:p>
      <text:p text:style-name="P426"><text:s text:c="6"/>}</text:p>
      <text:p text:style-name="P427"><text:s text:c="4"/>}</text:p>
      <text:p text:style-name="P428"/>
      <text:p text:style-name="P429"><text:s text:c="4"/>return res;</text:p>
      <text:p text:style-name="P430"><text:s text:c="2"/>}</text:p>
      <text:p text:style-name="P431"/>
      <text:p text:style-name="P432"><text:s text:c="2"/>static possible = [</text:p>
      <text:p text:style-name="P433"><text:s text:c="4"/>[</text:p>
      <text:p text:style-name="P434"><text:s text:c="6"/>['t', 'l'],</text:p>
      <text:p text:style-name="P435"><text:s text:c="6"/>['t', 'l', 'r'],</text:p>
      <text:p text:style-name="P436"><text:s text:c="6"/>['t', 'r'],</text:p>
      <text:p text:style-name="P437"><text:s text:c="4"/>],</text:p>
      <text:p text:style-name="P438"><text:s text:c="4"/>[</text:p>
      <text:p text:style-name="P439"><text:s text:c="6"/>['t', 'b', 'l'],</text:p>
      <text:p text:style-name="P440"><text:s text:c="6"/>['t', 'b', 'l', 'r'],</text:p>
      <text:p text:style-name="P441"><text:s text:c="6"/>['t', 'b', 'r'],</text:p>
      <text:p text:style-name="P442"><text:s text:c="4"/>],</text:p>
      <text:p text:style-name="P443"><text:s text:c="4"/>[</text:p>
      <text:soft-page-break/>
      <text:p text:style-name="P444"><text:s text:c="6"/>['b', 'l'],</text:p>
      <text:p text:style-name="P445"><text:s text:c="6"/>['b', 'l', 'r'],</text:p>
      <text:p text:style-name="P446"><text:s text:c="6"/>['b', 'r'],</text:p>
      <text:p text:style-name="P447"><text:s text:c="4"/>],</text:p>
      <text:p text:style-name="P448"><text:s text:c="2"/>];</text:p>
      <text:p text:style-name="P449"/>
      <text:p text:style-name="P450"><text:s text:c="2"/>static GoalState = [</text:p>
      <text:p text:style-name="P451"><text:s text:c="4"/>[1, 2, 3],</text:p>
      <text:p text:style-name="P452"><text:s text:c="4"/>[4, 5, 6],</text:p>
      <text:p text:style-name="P453"><text:s text:c="4"/>[7, 8, null],</text:p>
      <text:p text:style-name="P454"><text:s text:c="2"/>];</text:p>
      <text:p text:style-name="P455">}</text:p>
      <text:p text:style-name="P456"/>
      <text:p text:style-name="P457">module.exports = State;</text:p>
      <text:p text:style-name="P458"/>
      <text:p text:style-name="P459">'use strict';</text:p>
      <text:p text:style-name="P460"/>
      <text:p text:style-name="P461">const Graph = require('./Graph.js');</text:p>
      <text:p text:style-name="P462">const Matrix = require('./Matrix.js');</text:p>
      <text:p text:style-name="P463">const Vertex = require('./Vertex.js');</text:p>
      <text:p text:style-name="P464"/>
      <text:p text:style-name="P465">class Tree extends Graph {</text:p>
      <text:p text:style-name="P466"><text:s text:c="2"/>constructor(obj) {</text:p>
      <text:p text:style-name="P467"><text:s text:c="4"/>const vertex = Vertex.isVertex(obj) ? obj : new Vertex(obj);</text:p>
      <text:p text:style-name="P468"><text:s text:c="4"/>super([vertex], new Matrix([[0]]));</text:p>
      <text:p text:style-name="P469"><text:s text:c="2"/>}</text:p>
      <text:p text:style-name="P470"/>
      <text:p text:style-name="P471"><text:s text:c="2"/>expand(vertex, ...verteces) {</text:p>
      <text:p text:style-name="P472"><text:s text:c="4"/>this.insert(verteces);</text:p>
      <text:p text:style-name="P473"><text:s text:c="4"/>const v1 = this.verteces.indexOf(vertex);</text:p>
      <text:p text:style-name="P474"><text:s text:c="4"/>for (const v of verteces) {</text:p>
      <text:p text:style-name="P475"><text:s text:c="6"/>const v2 = this.verteces.indexOf(v);</text:p>
      <text:p text:style-name="P476"><text:s text:c="6"/>this.connect(v1, v2);</text:p>
      <text:p text:style-name="P477"><text:s text:c="4"/>}</text:p>
      <text:p text:style-name="P478"><text:s text:c="2"/>}</text:p>
      <text:p text:style-name="P479"/>
      <text:p text:style-name="P480"><text:s text:c="2"/>cut(vertex) {</text:p>
      <text:p text:style-name="P481"><text:s text:c="4"/>const parent = vertex.data.parent;</text:p>
      <text:p text:style-name="P482"><text:s text:c="4"/>if (Vertex.isVertex(parent)) {</text:p>
      <text:p text:style-name="P483"><text:s text:c="6"/>const v1 = this.verteces.indexOf(parent);</text:p>
      <text:p text:style-name="P484"><text:s text:c="6"/>const v2 = this.verteces.indexOf(vertex);</text:p>
      <text:p text:style-name="P485"><text:s text:c="6"/>if (vertex.links.size !== 0) {</text:p>
      <text:p text:style-name="P486"><text:s text:c="8"/>for (const child of vertex.links.values()) {</text:p>
      <text:p text:style-name="P487"><text:s text:c="10"/>this.cut(child);</text:p>
      <text:p text:style-name="P488"><text:s text:c="8"/>}</text:p>
      <text:p text:style-name="P489"><text:s text:c="6"/>}</text:p>
      <text:p text:style-name="P490"><text:s text:c="6"/>this.disconnect(v1, v2);</text:p>
      <text:p text:style-name="P491"><text:s text:c="6"/>this.remove(vertex);</text:p>
      <text:p text:style-name="P492"><text:s text:c="4"/>} else {</text:p>
      <text:p text:style-name="P493"><text:s text:c="6"/>throw new Error('Vertex must have parent in data object');</text:p>
      <text:p text:style-name="P494"><text:s text:c="4"/>}</text:p>
      <text:p text:style-name="P495"/>
      <text:p text:style-name="P496"><text:s text:c="4"/>return vertex;</text:p>
      <text:p text:style-name="P497"><text:s text:c="2"/>}</text:p>
      <text:p text:style-name="P498">}</text:p>
      <text:p text:style-name="P499"/>
      <text:p text:style-name="P500">module.exports = Tree;</text:p>
      <text:p text:style-name="P501"/>
      <text:p text:style-name="P502"/>
      <text:p text:style-name="P503"/>
      <text:p text:style-name="P504"/>
      <text:p text:style-name="P505">'use strict';</text:p>
      <text:p text:style-name="P506"/>
      <text:p text:style-name="P507">class Matrix {</text:p>
      <text:p text:style-name="P508"><text:s text:c="2"/>constructor(arr = []) {</text:p>
      <text:p text:style-name="P509"><text:s text:c="4"/>this.arr = this.#alignRows(arr);</text:p>
      <text:p text:style-name="P510"><text:s text:c="2"/>}</text:p>
      <text:p text:style-name="P511"/>
      <text:p text:style-name="P512"><text:s text:c="2"/>static isMatrix(obj) {</text:p>
      <text:p text:style-name="P513"><text:s text:c="4"/>return obj instanceof Matrix;</text:p>
      <text:p text:style-name="P514"><text:s text:c="2"/>}</text:p>
      <text:p text:style-name="P515"/>
      <text:p text:style-name="P516"><text:s text:c="2"/>#alignRows(arr) {</text:p>
      <text:p text:style-name="P517"><text:s text:c="4"/>const res = [];</text:p>
      <text:p text:style-name="P518"><text:s text:c="4"/>const maxRowLength = Math.max(...arr.map(el =&gt; el.length));</text:p>
      <text:p text:style-name="P519"/>
      <text:p text:style-name="P520"><text:s text:c="4"/>for (const row of arr) {</text:p>
      <text:p text:style-name="P521"><text:s text:c="6"/>while (row.length !== maxRowLength) {</text:p>
      <text:p text:style-name="P522"><text:s text:c="8"/>row.push(null);</text:p>
      <text:p text:style-name="P523"><text:s text:c="6"/>}</text:p>
      <text:p text:style-name="P524"><text:s text:c="6"/>res.push(row);</text:p>
      <text:p text:style-name="P525"><text:s text:c="4"/>}</text:p>
      <text:p text:style-name="P526"><text:s text:c="4"/>return res;</text:p>
      <text:p text:style-name="P527"><text:s text:c="2"/>}</text:p>
      <text:p text:style-name="P528"/>
      <text:p text:style-name="P529"><text:s text:c="2"/>getElement(x, y) {</text:p>
      <text:p text:style-name="P530"><text:s text:c="4"/>return this.arr[y][x];</text:p>
      <text:p text:style-name="P531"><text:s text:c="2"/>}</text:p>
      <text:p text:style-name="P532"/>
      <text:p text:style-name="P533"><text:s text:c="2"/>setElement(x, y, data) {</text:p>
      <text:p text:style-name="P534"><text:s text:c="4"/>this.arr[y][x] = data;</text:p>
      <text:p text:style-name="P535"><text:s text:c="4"/>return this;</text:p>
      <text:p text:style-name="P536"><text:s text:c="2"/>}</text:p>
      <text:p text:style-name="P537"/>
      <text:p text:style-name="P538"><text:s text:c="2"/>pushRow(row = []) {</text:p>
      <text:p text:style-name="P539"><text:s text:c="4"/>this.arr.push(row);</text:p>
      <text:p text:style-name="P540"><text:s text:c="4"/>this.arr = this.#alignRows(this.arr);</text:p>
      <text:p text:style-name="P541"><text:s text:c="4"/>return this;</text:p>
      <text:p text:style-name="P542"><text:s text:c="2"/>}</text:p>
      <text:p text:style-name="P543"/>
      <text:p text:style-name="P544"><text:s text:c="2"/>removeRow(index) {</text:p>
      <text:p text:style-name="P545"><text:s text:c="4"/>this.arr.splice(index, 1);</text:p>
      <text:p text:style-name="P546"><text:s text:c="4"/>return this;</text:p>
      <text:p text:style-name="P547"><text:s text:c="2"/>}</text:p>
      <text:p text:style-name="P548"/>
      <text:p text:style-name="P549"><text:s text:c="2"/>removeCol(index) {</text:p>
      <text:p text:style-name="P550"><text:s text:c="4"/>for (const i in this.arr) {</text:p>
      <text:p text:style-name="P551"><text:s text:c="6"/>this.arr[i].splice(index, 1);</text:p>
      <text:p text:style-name="P552"><text:s text:c="4"/>}</text:p>
      <text:p text:style-name="P553"><text:s text:c="4"/>return this;</text:p>
      <text:p text:style-name="P554"><text:s text:c="2"/>}</text:p>
      <text:p text:style-name="P555"/>
      <text:p text:style-name="P556"><text:s text:c="2"/>pushCol(col = []) {</text:p>
      <text:p text:style-name="P557"><text:s text:c="4"/>for (const i in this.arr) {</text:p>
      <text:p text:style-name="P558"><text:s text:c="6"/>this.arr[i].push(col[i] || null);</text:p>
      <text:p text:style-name="P559"><text:s text:c="4"/>}</text:p>
      <text:p text:style-name="P560"><text:s text:c="4"/>return this;</text:p>
      <text:p text:style-name="P561"><text:s text:c="2"/>}</text:p>
      <text:p text:style-name="P562"/>
      <text:p text:style-name="P563"><text:s text:c="2"/>find(item) {</text:p>
      <text:p text:style-name="P564"><text:s text:c="4"/>for (const i in this.arr) {</text:p>
      <text:p text:style-name="P565"><text:s text:c="6"/>for (const j in this.arr[i]) {</text:p>
      <text:p text:style-name="P566"><text:s text:c="8"/>if (this.arr[i][j] === item) return { y: i, x: j };</text:p>
      <text:p text:style-name="P567"><text:s text:c="6"/>}</text:p>
      <text:p text:style-name="P568"><text:s text:c="4"/>}</text:p>
      <text:p text:style-name="P569"><text:s text:c="4"/>return false;</text:p>
      <text:p text:style-name="P570"><text:s text:c="2"/>}</text:p>
      <text:p text:style-name="P571"/>
      <text:p text:style-name="P572"><text:s text:c="2"/>copy() {</text:p>
      <text:p text:style-name="P573"><text:s text:c="4"/>const res = [];</text:p>
      <text:p text:style-name="P574"><text:s text:c="4"/>for (const i in this.arr) {</text:p>
      <text:p text:style-name="P575"><text:s text:c="6"/>res.push(new Array(...this.arr[i]));</text:p>
      <text:p text:style-name="P576"><text:s text:c="4"/>}</text:p>
      <text:p text:style-name="P577"><text:s text:c="4"/>return new Matrix(res);</text:p>
      <text:soft-page-break/>
      <text:p text:style-name="P578"><text:s text:c="2"/>}</text:p>
      <text:p text:style-name="P579"/>
      <text:p text:style-name="P580"><text:s text:c="2"/>isEqual(matrix) {</text:p>
      <text:p text:style-name="P581"><text:s text:c="4"/>let res = true;</text:p>
      <text:p text:style-name="P582"><text:s text:c="4"/>for (const i in this.arr) {</text:p>
      <text:p text:style-name="P583"><text:s text:c="6"/>for (const j in matrix.arr) {</text:p>
      <text:p text:style-name="P584"><text:s text:c="8"/>if (this.arr[i][j] !== matrix.arr[i][j]) {</text:p>
      <text:p text:style-name="P585"><text:s text:c="10"/>res = false;</text:p>
      <text:p text:style-name="P586"><text:s text:c="10"/>break;</text:p>
      <text:p text:style-name="P587"><text:s text:c="8"/>}</text:p>
      <text:p text:style-name="P588"><text:s text:c="6"/>}</text:p>
      <text:p text:style-name="P589"><text:s text:c="4"/>}</text:p>
      <text:p text:style-name="P590"><text:s text:c="4"/>return res;</text:p>
      <text:p text:style-name="P591"><text:s text:c="2"/>}</text:p>
      <text:p text:style-name="P592"/>
      <text:p text:style-name="P593"><text:s text:c="2"/>add(matrix) {</text:p>
      <text:p text:style-name="P594"><text:s text:c="4"/>if (!Matrix.isMatrix(matrix)) {</text:p>
      <text:p text:style-name="P595"><text:s text:c="6"/>throw new TypeError('Must be an instance of Matrix');</text:p>
      <text:p text:style-name="P596"><text:s text:c="4"/>}</text:p>
      <text:p text:style-name="P597"/>
      <text:p text:style-name="P598"><text:s text:c="4"/>if (this.xLength !== matrix.xLength || this.yLength !== matrix.yLength) {</text:p>
      <text:p text:style-name="P599"><text:s text:c="6"/>throw new Error('Impossible to add matrixes with different sizes');</text:p>
      <text:p text:style-name="P600"><text:s text:c="4"/>}</text:p>
      <text:p text:style-name="P601"/>
      <text:p text:style-name="P602"><text:s text:c="4"/>for (const i in this.arr) {</text:p>
      <text:p text:style-name="P603"><text:s text:c="6"/>for (const j in this.arr[i]) {</text:p>
      <text:p text:style-name="P604"><text:s text:c="8"/>this.arr[i][j] += matrix.arr[i][j];</text:p>
      <text:p text:style-name="P605"><text:s text:c="6"/>}</text:p>
      <text:p text:style-name="P606"><text:s text:c="4"/>}</text:p>
      <text:p text:style-name="P607"><text:s text:c="4"/>return this;</text:p>
      <text:p text:style-name="P608"><text:s text:c="2"/>}</text:p>
      <text:p text:style-name="P609"/>
      <text:p text:style-name="P610"><text:s text:c="2"/>mult(matrix) {</text:p>
      <text:p text:style-name="P611"><text:s text:c="4"/>if (!Matrix.isMatrix(matrix)) {</text:p>
      <text:p text:style-name="P612"><text:s text:c="6"/>throw new TypeError('Must be an instance of Matrix');</text:p>
      <text:p text:style-name="P613"><text:s text:c="4"/>}</text:p>
      <text:p text:style-name="P614"/>
      <text:p text:style-name="P615"><text:s text:c="4"/>if (this.xLength !== matrix.yLength || this.yLength !== matrix.xLength) {</text:p>
      <text:p text:style-name="P616"><text:s text:c="6"/>throw new Error(</text:p>
      <text:p text:style-name="P617"><text:s text:c="8"/>'Impossible to multiply matrixes with unappropriate sizes'</text:p>
      <text:p text:style-name="P618"><text:s text:c="6"/>);</text:p>
      <text:p text:style-name="P619"><text:s text:c="4"/>}</text:p>
      <text:p text:style-name="P620"/>
      <text:p text:style-name="P621"><text:s text:c="4"/>for (const i in this.arr) {</text:p>
      <text:p text:style-name="P622"><text:s text:c="6"/>for (const j in this.arr[i]) {</text:p>
      <text:p text:style-name="P623"><text:s text:c="8"/>this.arr[i][j] = this.arr[i][0] * matrix.arr[0][j];</text:p>
      <text:p text:style-name="P624"><text:s text:c="8"/>for (const k in this.xLength) {</text:p>
      <text:p text:style-name="P625"><text:s text:c="10"/>this.arr[i][j] += this.arr[i][k] * matrix.arr[k][j];</text:p>
      <text:p text:style-name="P626"><text:s text:c="8"/>}</text:p>
      <text:p text:style-name="P627"><text:s text:c="6"/>}</text:p>
      <text:p text:style-name="P628"><text:s text:c="4"/>}</text:p>
      <text:p text:style-name="P629"/>
      <text:p text:style-name="P630"><text:s text:c="4"/>return this;</text:p>
      <text:p text:style-name="P631"><text:s text:c="2"/>}</text:p>
      <text:p text:style-name="P632"/>
      <text:p text:style-name="P633"><text:s text:c="2"/>transpone() {</text:p>
      <text:p text:style-name="P634"><text:s text:c="4"/>const res = [];</text:p>
      <text:p text:style-name="P635"><text:s text:c="4"/>for (const j in this.arr) {</text:p>
      <text:p text:style-name="P636"><text:s text:c="6"/>res.push([]);</text:p>
      <text:p text:style-name="P637"><text:s text:c="6"/>for (const i in this.arr[j]) {</text:p>
      <text:p text:style-name="P638"><text:s text:c="8"/>res[j][i] = this.arr[i][j];</text:p>
      <text:p text:style-name="P639"><text:s text:c="6"/>}</text:p>
      <text:p text:style-name="P640"><text:s text:c="4"/>}</text:p>
      <text:p text:style-name="P641"><text:s text:c="4"/>return new Matrix(res);</text:p>
      <text:p text:style-name="P642"><text:s text:c="2"/>}</text:p>
      <text:p text:style-name="P643"/>
      <text:p text:style-name="P644"><text:s text:c="2"/>toString() {</text:p>
      <text:soft-page-break/>
      <text:p text:style-name="P645"><text:s text:c="4"/>let res = '';</text:p>
      <text:p text:style-name="P646"><text:s text:c="4"/>for (const i in this.arr) {</text:p>
      <text:p text:style-name="P647"><text:s text:c="6"/>for (const j in this.arr[i]) {</text:p>
      <text:p text:style-name="P648"><text:s text:c="8"/>res += this.arr[i][j] === null ? '0' : String(this.arr[i][j]);</text:p>
      <text:p text:style-name="P649"><text:s text:c="6"/>}</text:p>
      <text:p text:style-name="P650"><text:s text:c="4"/>}</text:p>
      <text:p text:style-name="P651"><text:s text:c="4"/>return res;</text:p>
      <text:p text:style-name="P652"><text:s text:c="2"/>}</text:p>
      <text:p text:style-name="P653"/>
      <text:p text:style-name="P654"><text:s text:c="2"/>get xLength() {</text:p>
      <text:p text:style-name="P655"><text:s text:c="4"/>return this.arr[0].length;</text:p>
      <text:p text:style-name="P656"><text:s text:c="2"/>}</text:p>
      <text:p text:style-name="P657"/>
      <text:p text:style-name="P658"><text:s text:c="2"/>get yLength() {</text:p>
      <text:p text:style-name="P659"><text:s text:c="4"/>return this.arr.length;</text:p>
      <text:p text:style-name="P660"><text:s text:c="2"/>}</text:p>
      <text:p text:style-name="P661"/>
      <text:p text:style-name="P662"><text:s text:c="2"/>get rows() {</text:p>
      <text:p text:style-name="P663"><text:s text:c="4"/>return this.arr;</text:p>
      <text:p text:style-name="P664"><text:s text:c="2"/>}</text:p>
      <text:p text:style-name="P665"/>
      <text:p text:style-name="P666"><text:s text:c="2"/>get cols() {</text:p>
      <text:p text:style-name="P667"><text:s text:c="4"/>return this.transpone().arr;</text:p>
      <text:p text:style-name="P668"><text:s text:c="2"/>}</text:p>
      <text:p text:style-name="P669"/>
      <text:p text:style-name="P670"><text:s text:c="2"/>set cols(arr) {</text:p>
      <text:p text:style-name="P671"><text:s text:c="4"/>this.arr = new Matrix(arr).transpone().arr;</text:p>
      <text:p text:style-name="P672"><text:s text:c="2"/>}</text:p>
      <text:p text:style-name="P673"/>
      <text:p text:style-name="P674"><text:s text:c="2"/>set rows(arr) {</text:p>
      <text:p text:style-name="P675"><text:s text:c="4"/>this.arr = arr;</text:p>
      <text:p text:style-name="P676"><text:s text:c="2"/>}</text:p>
      <text:p text:style-name="P677">}</text:p>
      <text:p text:style-name="P678"/>
      <text:p text:style-name="P679">module.exports = Matrix;</text:p>
      <text:p text:style-name="P680"/>
      <text:p text:style-name="P681"/>
      <text:p text:style-name="P682"/>
      <text:p text:style-name="P683"/>
      <text:p text:style-name="P684"/>
      <text:p text:style-name="P685"/>
      <text:p text:style-name="P686"/>
      <text:p text:style-name="P687">'use strict';</text:p>
      <text:p text:style-name="P688">const Node = require('./Node.js');</text:p>
      <text:p text:style-name="P689">const Queue = require('./Queue.js');</text:p>
      <text:p text:style-name="P690"/>
      <text:p text:style-name="P691">class PriorityQueue extends Queue {</text:p>
      <text:p text:style-name="P692"><text:s text:c="2"/>constructor(data, priority = 0, inverseDirection = false) {</text:p>
      <text:p text:style-name="P693"><text:s text:c="4"/>super(data);</text:p>
      <text:p text:style-name="P694"><text:s text:c="4"/>if (this.head) this.head.priority = priority;</text:p>
      <text:p text:style-name="P695"><text:s text:c="4"/>this.direction = inverseDirection ? -1 : 1;</text:p>
      <text:p text:style-name="P696"><text:s text:c="2"/>}</text:p>
      <text:p text:style-name="P697"/>
      <text:p text:style-name="P698"><text:s text:c="2"/>push(data, priority) {</text:p>
      <text:p text:style-name="P699"><text:s text:c="4"/>const node = new Node(data, priority);</text:p>
      <text:p text:style-name="P700"/>
      <text:p text:style-name="P701"><text:s text:c="4"/>if (this.head.priority * this.direction &lt; priority * this.direction) {</text:p>
      <text:p text:style-name="P702"><text:s text:c="6"/>node.nextNode = this.head;</text:p>
      <text:p text:style-name="P703"><text:s text:c="6"/>this.head = node;</text:p>
      <text:p text:style-name="P704"><text:s text:c="4"/>} else if (</text:p>
      <text:p text:style-name="P705"><text:s text:c="6"/>this.lastNode.priority * this.direction &gt;</text:p>
      <text:p text:style-name="P706"><text:s text:c="6"/>priority * this.direction</text:p>
      <text:p text:style-name="P707"><text:s text:c="4"/>) {</text:p>
      <text:p text:style-name="P708"><text:s text:c="6"/>this.lastNode.nextNode = node;</text:p>
      <text:p text:style-name="P709"><text:s text:c="6"/>this.lastNode = node;</text:p>
      <text:p text:style-name="P710"><text:s text:c="4"/>} else {</text:p>
      <text:p text:style-name="P711"><text:s text:c="6"/>let pointer = this.head;</text:p>
      <text:soft-page-break/>
      <text:p text:style-name="P712"><text:s text:c="6"/>while (</text:p>
      <text:p text:style-name="P713"><text:s text:c="8"/>pointer.nextNode &amp;&amp;</text:p>
      <text:p text:style-name="P714"><text:s text:c="8"/>pointer.nextNode.priority * this.direction &gt;= priority * this.direction</text:p>
      <text:p text:style-name="P715"><text:s text:c="6"/>) {</text:p>
      <text:p text:style-name="P716"><text:s text:c="8"/>pointer = pointer.nextNode;</text:p>
      <text:p text:style-name="P717"><text:s text:c="6"/>}</text:p>
      <text:p text:style-name="P718"/>
      <text:p text:style-name="P719"><text:s text:c="6"/>const buf = pointer.nextNode;</text:p>
      <text:p text:style-name="P720"><text:s text:c="6"/>pointer.nextNode = node;</text:p>
      <text:p text:style-name="P721"><text:s text:c="6"/>node.nextNode = buf;</text:p>
      <text:p text:style-name="P722"><text:s text:c="4"/>}</text:p>
      <text:p text:style-name="P723"><text:s text:c="2"/>}</text:p>
      <text:p text:style-name="P724">}</text:p>
      <text:p text:style-name="P725"/>
      <text:p text:style-name="P726">module.exports = PriorityQueue;</text:p>
      <text:p text:style-name="P727"/>
      <text:p text:style-name="P728">'use strict';</text:p>
      <text:p text:style-name="P729"/>
      <text:p text:style-name="P730">const shuffle = array =&gt; array.sort(() =&gt; Math.random() - 0.5);</text:p>
      <text:p text:style-name="P731"/>
      <text:p text:style-name="P732">module.exports = shuffle;</text:p>
      <text:p text:style-name="P733"/>
      <text:p text:style-name="P734">'use strict';</text:p>
      <text:p text:style-name="P735"/>
      <text:p text:style-name="P736">class Vertex {</text:p>
      <text:p text:style-name="P737"><text:s text:c="2"/>constructor(data = null) {</text:p>
      <text:p text:style-name="P738"><text:s text:c="4"/>this.data = data;</text:p>
      <text:p text:style-name="P739"><text:s text:c="4"/>this.links = new Set();</text:p>
      <text:p text:style-name="P740"><text:s text:c="2"/>}</text:p>
      <text:p text:style-name="P741"/>
      <text:p text:style-name="P742"><text:s text:c="2"/>linkTo(...verteces) {</text:p>
      <text:p text:style-name="P743"><text:s text:c="4"/>for (const item of verteces) {</text:p>
      <text:p text:style-name="P744"><text:s text:c="6"/>this.links.add(item);</text:p>
      <text:p text:style-name="P745"><text:s text:c="4"/>}</text:p>
      <text:p text:style-name="P746"><text:s text:c="2"/>}</text:p>
      <text:p text:style-name="P747"/>
      <text:p text:style-name="P748"><text:s text:c="2"/>unlinkFrom(...verteces) {</text:p>
      <text:p text:style-name="P749"><text:s text:c="4"/>for (const item of verteces) {</text:p>
      <text:p text:style-name="P750"><text:s text:c="6"/>this.links.delete(item);</text:p>
      <text:p text:style-name="P751"><text:s text:c="4"/>}</text:p>
      <text:p text:style-name="P752"><text:s text:c="2"/>}</text:p>
      <text:p text:style-name="P753"/>
      <text:p text:style-name="P754"><text:s text:c="2"/>static isVertex(obj) {</text:p>
      <text:p text:style-name="P755"><text:s text:c="4"/>return obj instanceof Vertex;</text:p>
      <text:p text:style-name="P756"><text:s text:c="2"/>}</text:p>
      <text:p text:style-name="P757">}</text:p>
      <text:p text:style-name="P758"/>
      <text:p text:style-name="P759">module.exports = Vertex;</text:p>
      <text:p text:style-name="P760"/>
      <text:h text:style-name="P761" text:outline-level="3"><text:bookmark-start text:name="_Toc81070694"/><text:soft-page-break/>Приклади роботи<text:bookmark-end text:name="_Toc81070694"/></text:h>
      <text:p text:style-name="Standard">На рисунках 3.1 і 3.2 показані приклади роботи програми для різних алгоритмів пошуку.</text:p>
      <text:p text:style-name="P762"/>
      <text:p text:style-name="Drawing">Рисунок 3.1 – Алгоритм…</text:p>
      <text:p text:style-name="P763"/>
      <text:p text:style-name="Drawing">Рисунок 3.2 – Алгоритм …</text:p>
      <text:h text:style-name="P764" text:outline-level="2"><text:bookmark-start text:name="_Toc81070695"/>Дослідження алгоритмів<text:bookmark-end text:name="_Toc81070695"/></text:h>
      <text:p text:style-name="Standard">В таблиці 3.1 наведені характеристики оцінювання<text:s/>алгоритму<text:s/><text:span text:style-name="T765">Назва алгоритму,<text:s/></text:span>задачі<text:s/><text:span text:style-name="T766">Назва задачі</text:span><text:s/>для 20 початкових станів.</text:p>
      <text:p text:style-name="P767"/>
      <text:soft-page-break/>
      <text:p text:style-name="P768">Таблиця 3.1 – Характеристики оцінювання алгоритму</text:p>
      <table:table table:style-name="Table769">
        <table:table-columns>
          <table:table-column table:style-name="TableColumn770"/>
          <table:table-column table:style-name="TableColumn771"/>
          <table:table-column table:style-name="TableColumn772"/>
          <table:table-column table:style-name="TableColumn773"/>
          <table:table-column table:style-name="TableColumn774"/>
        </table:table-columns>
        <table:table-row table:style-name="TableRow775">
          <table:table-cell table:style-name="TableCell776">
            <text:p text:style-name="P777">Початкові стани</text:p>
          </table:table-cell>
          <table:table-cell table:style-name="TableCell778">
            <text:p text:style-name="P779">Ітерації</text:p>
          </table:table-cell>
          <table:table-cell table:style-name="TableCell780">
            <text:p text:style-name="P781">К-сть гл. кутів</text:p>
          </table:table-cell>
          <table:table-cell table:style-name="TableCell782">
            <text:p text:style-name="P783">Всього станів</text:p>
          </table:table-cell>
          <table:table-cell table:style-name="TableCell784">
            <text:p text:style-name="P785">Всього станів у пом’яті</text:p>
          </table:table-cell>
        </table:table-row>
        <table:table-row table:style-name="TableRow786">
          <table:table-cell table:style-name="TableCell787">
            <text:p text:style-name="P788">Стан 1</text:p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  <table:table-cell table:style-name="TableCell793">
            <text:p text:style-name="P794"/>
          </table:table-cell>
          <table:table-cell table:style-name="TableCell795">
            <text:p text:style-name="P796"/>
          </table:table-cell>
        </table:table-row>
        <table:table-row table:style-name="TableRow797">
          <table:table-cell table:style-name="TableCell798">
            <text:p text:style-name="P799">Стан 2</text:p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</table:table-row>
        <table:table-row table:style-name="TableRow808">
          <table:table-cell table:style-name="TableCell809">
            <text:p text:style-name="P810">…</text:p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</table:table-row>
        <table:table-row table:style-name="TableRow819"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</table:table-row>
        <table:table-row table:style-name="TableRow830"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</table:table-row>
        <table:table-row table:style-name="TableRow841">
          <table:table-cell table:style-name="TableCell842">
            <text:p text:style-name="P843"/>
          </table:table-cell>
          <table:table-cell table:style-name="TableCell844">
            <text:p text:style-name="P845"/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</table:table-row>
        <table:table-row table:style-name="TableRow852">
          <table:table-cell table:style-name="TableCell853">
            <text:p text:style-name="P854">Стан 20</text:p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</table:table-row>
      </table:table>
      <text:p text:style-name="Standard">В таблиці 3.2 наведені характеристики оцінювання алгоритму<text:s/><text:span text:style-name="T863">Назва алгоритму,<text:s/></text:span>задачі<text:s/><text:span text:style-name="T864">Назва задачі</text:span><text:s/>для 20 початкових станів.</text:p>
      <text:soft-page-break/>
      <text:p text:style-name="P865">Таблиця 3.3 – Характеристики оцінювання<text:s/><text:span text:style-name="T866">алгоритму</text:span><text:span text:style-name="T867">…</text:span></text:p>
      <table:table table:style-name="Table868">
        <table:table-columns>
          <table:table-column table:style-name="TableColumn869"/>
          <table:table-column table:style-name="TableColumn870"/>
          <table:table-column table:style-name="TableColumn871"/>
          <table:table-column table:style-name="TableColumn872"/>
          <table:table-column table:style-name="TableColumn873"/>
        </table:table-columns>
        <table:table-row table:style-name="TableRow874">
          <table:table-cell table:style-name="TableCell875">
            <text:p text:style-name="P876">Початкові стани</text:p>
          </table:table-cell>
          <table:table-cell table:style-name="TableCell877">
            <text:p text:style-name="P878">Ітерації</text:p>
          </table:table-cell>
          <table:table-cell table:style-name="TableCell879">
            <text:p text:style-name="P880">К-сть гл. кутів</text:p>
          </table:table-cell>
          <table:table-cell table:style-name="TableCell881">
            <text:p text:style-name="P882">Всього станів</text:p>
          </table:table-cell>
          <table:table-cell table:style-name="TableCell883">
            <text:p text:style-name="P884">Всього<text:s/>станів у пом’яті</text:p>
          </table:table-cell>
        </table:table-row>
        <table:table-row table:style-name="TableRow885">
          <table:table-cell table:style-name="TableCell886">
            <text:p text:style-name="P887">Стан 1</text:p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</table:table-row>
        <table:table-row table:style-name="TableRow896">
          <table:table-cell table:style-name="TableCell897">
            <text:p text:style-name="P898">Стан 2</text:p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  <table:table-cell table:style-name="TableCell905">
            <text:p text:style-name="P906"/>
          </table:table-cell>
        </table:table-row>
        <table:table-row table:style-name="TableRow907">
          <table:table-cell table:style-name="TableCell908">
            <text:p text:style-name="P909">…</text:p>
          </table: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</table:table-row>
        <table:table-row table:style-name="TableRow918"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</table:table-row>
        <table:table-row table:style-name="TableRow929"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  <table:table-cell table:style-name="TableCell936">
            <text:p text:style-name="P937"/>
          </table:table-cell>
          <table:table-cell table:style-name="TableCell938">
            <text:p text:style-name="P939"/>
          </table:table-cell>
        </table:table-row>
        <table:table-row table:style-name="TableRow940"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</table:table-row>
        <table:table-row table:style-name="TableRow951">
          <table:table-cell table:style-name="TableCell952">
            <text:p text:style-name="P953">Стан 20</text:p>
          </table:table-cell>
          <table:table-cell table:style-name="TableCell954">
            <text:p text:style-name="P955"/>
          </table:table-cell>
          <table:table-cell table:style-name="TableCell956">
            <text:p text:style-name="P957"/>
          </table:table-cell>
          <table:table-cell table:style-name="TableCell958">
            <text:p text:style-name="P959"/>
          </table:table-cell>
          <table:table-cell table:style-name="TableCell960">
            <text:p text:style-name="P961"/>
          </table:table-cell>
        </table:table-row>
      </table:table>
      <text:p text:style-name="Standard"/>
      <text:p text:style-name="безномера"><text:bookmark-start text:name="_Toc509035910"/><text:bookmark-start text:name="_Toc81070696"/><text:soft-page-break/>В<text:bookmark-end text:name="_Toc509035910"/>исновок<text:bookmark-end text:name="_Toc81070696"/></text:p>
      <text:p text:style-name="Standard">При виконанні даної лабораторної роботи було розглянуто<text:span text:style-name="T962">…</text:span></text:p>
      <text:p text:style-name="Standard"/>
      <text:p text:style-name="безномера"><text:bookmark-start text:name="_Toc81070697"/><text:bookmark-start text:name="_Toc509035911"/><text:soft-page-break/>Критерії оцінювання<text:bookmark-end text:name="_Toc81070697"/><text:bookmark-end text:name="_Toc509035911"/></text:p>
      <text:p text:style-name="Standard">За умови здачі лабораторної роботи до<text:s/>02.10.2021 включно максимальний бал<text:s/>дорівнює – 5. Після<text:s/>02.10.2021 максимальний бал дорівнює – 1.</text:p>
      <text:p text:style-name="Standard">Критерії оцінювання у відсотках від максимального балу:</text:p>
      <text:list text:style-name="WWNum7">
        <text:list-item>
          <text:p text:style-name="P963">псевдокод алгоритму – 10%;</text:p>
        </text:list-item>
        <text:list-item>
          <text:p text:style-name="P964">програмна реалізація алгоритму – 60%;</text:p>
        </text:list-item>
        <text:list-item>
          <text:p text:style-name="P965">дослідження алгоритмів – 25%;</text:p>
        </text:list-item>
        <text:list-item>
          <text:p text:style-name="P966">висновок – 5%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Bahnschrift Light" svg:font-family="Bahnschrift Ligh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break-before="page" fo:text-align="center" fo:margin-top="0.1666in" fo:margin-bottom="0.0833in" fo:line-height="115%"/>
      <style:text-properties style:font-name-complex="Arial" style:font-weight-complex="bold" fo:text-transform="uppercase" style:letter-kerning="true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833in" fo:margin-bottom="0.0833in"/>
      <style:text-properties style:font-size-complex="16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0833in" fo:margin-bottom="0.0833in">
        <style:tab-stops>
          <style:tab-stop style:type="left" style:position="0.2347in"/>
        </style:tab-stops>
      </style:paragraph-properties>
      <style:text-properties style:font-name-complex="Arial" style:font-size-complex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Outline" style:display-name="Outline">
      <text:list-level-style-number text:level="1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2" style:num-format="1" text:display-levels="2">
        <style:list-level-properties text:space-before="0.1972in" text:min-label-width="0.4in" text:list-level-position-and-space-mode="label-alignment">
          <style:list-level-label-alignment text:label-followed-by="listtab" fo:margin-left="0.5972in" fo:text-indent="-0.4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font-size="14pt" style:font-size-asian="14pt" style:font-size-complex="12pt" fo:language="uk" fo:country="UA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FreeSans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margin-bottom="0.1388in"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ImageCaption" style:display-name="Image Caption" style:family="paragraph" style:parent-style-name="Названиеобъекта" style:auto-update="true">
      <style:paragraph-properties fo:keep-together="always" fo:text-align="center" fo:margin-bottom="0in" fo:line-height="150%"/>
      <style:text-properties style:use-window-font-color="true" fo:font-size="12pt" style:font-size-asian="12pt" style:font-size-complex="12pt" fo:hyphenate="false"/>
    </style:style>
    <style:style style:name="Contents1" style:display-name="Contents 1" style:family="paragraph" style:parent-style-name="Standard" style:next-style-name="Standard" style:auto-update="true">
      <style:paragraph-properties fo:text-align="start" fo:margin-top="0.0833in" fo:margin-bottom="0.0833in">
        <style:tab-stops>
          <style:tab-stop style:type="left" style:position="0.8333in"/>
          <style:tab-stop style:type="right" style:leader-style="dotted" style:leader-text="." style:position="6.6854in"/>
        </style:tab-stops>
      </style:paragraph-properties>
      <style:text-properties fo:font-weight="bold" style:font-weight-asian="bold" style:font-weight-complex="bold" fo:text-transform="uppercase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text-align="start" fo:margin-left="0.1666in">
        <style:tab-stops/>
      </style:paragraph-properties>
      <style:text-properties fo:font-variant="small-caps" fo:hyphenate="false"/>
    </style:style>
    <style:style style:name="Contents3" style:display-name="Contents 3" style:family="paragraph" style:parent-style-name="Standard" style:next-style-name="Standard" style:auto-update="true">
      <style:paragraph-properties fo:text-align="start" fo:margin-left="0.3333in">
        <style:tab-stops/>
      </style:paragraph-properties>
      <style:text-properties fo:font-style="italic" style:font-style-asian="italic" style:font-style-complex="italic" fo:hyphenate="false"/>
    </style:style>
    <style:style style:name="Тексттаблицы" style:display-name="Текст таблицы" style:family="paragraph" style:parent-style-name="Standard">
      <style:paragraph-properties fo:text-align="start" fo:text-indent="0in"/>
      <style:text-properties fo:hyphenate="false"/>
    </style:style>
    <style:style style:name="Drawing" style:display-name="Drawing" style:family="paragraph" style:parent-style-name="Standard" style:next-style-name="Standard" style:auto-update="true">
      <style:paragraph-properties fo:keep-with-next="always" fo:text-align="center" fo:margin-top="0.1666in" fo:margin-bottom="0.0416in" fo:text-indent="0in"/>
      <style:text-properties fo:hyphenate="false"/>
    </style:style>
    <style:style style:name="Кодисх" style:display-name="Код исх" style:family="paragraph" style:parent-style-name="Standard">
      <style:paragraph-properties fo:text-align="start" fo:line-height="100%"/>
      <style:text-properties style:font-name="Courier New" style:font-name-asian="Courier New" style:font-name-complex="Courier New" fo:font-size="10pt" style:font-size-asian="10pt" style:font-size-complex="10pt" style:language-asian="uk" style:country-asian="UA" fo:hyphenate="false"/>
    </style:style>
    <style:style style:name="Ненумеревонныйпервый" style:display-name="Не нумеревонный первый" style:family="paragraph" style:parent-style-name="Standard" style:next-style-name="Standard">
      <style:paragraph-properties fo:break-before="page" fo:text-align="center" fo:margin-top="0.0833in" fo:margin-bottom="0.0833in" fo:text-indent="0in"/>
      <style:text-properties style:font-weight-complex="bold" fo:text-transform="uppercase" fo:language="ru" fo:country="RU" fo:hyphenate="false"/>
    </style:style>
    <style:style style:name="безномера" style:display-name="без номера" style:family="paragraph" style:parent-style-name="Заголовок1" style:default-outline-level="1"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 fo:line-height="100%" fo:text-indent="0.3937in"/>
      <style:text-properties fo:font-size="12pt" style:font-size-asian="12pt" fo:language="ru" fo:country="RU" fo:hyphenate="false"/>
    </style:style>
    <style:style style:name="Абзацсписка" style:display-name="Абзац списка" style:family="paragraph" style:parent-style-name="Standard">
      <style:paragraph-properties fo:text-align="start" fo:line-height="100%" fo:margin-left="0.5in" fo:text-indent="0in">
        <style:tab-stops/>
      </style:paragraph-properties>
      <style:text-properties fo:font-size="12pt" style:font-size-asian="12pt" style:language-asian="uk" style:country-asian="UA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Arial" style:font-weight-complex="bold" fo:text-transform="uppercase" style:letter-kerning="true" fo:font-size="14pt" style:font-size-asian="14pt" style:font-size-complex="16pt" fo:language="uk" fo:country="UA" style:language-asian="ru" style:country-asian="RU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6pt" fo:language="uk" fo:country="UA" style:language-asian="ru" style:country-asian="RU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Arial" fo:font-size="14pt" style:font-size-asian="14pt" style:font-size-complex="14pt" fo:language="uk" fo:country="UA" style:language-asian="ru" style:country-asian="RU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Номерстраницы" style:display-name="Номер страницы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2pt" fo:language="uk" fo:country="UA" style:language-asian="ru" style:country-asian="RU"/>
    </style:style>
    <style:style style:name="mw-headline" style:display-name="mw-headline" style:family="text"/>
    <style:style style:name="wrap" style:display-name="wrap" style:family="text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IndexLink" style:display-name="Index Link" style:family="text"/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2" style:num-format="1" text:display-levels="2">
        <style:list-level-properties text:space-before="0.1972in" text:min-label-width="0.4in" text:list-level-position-and-space-mode="label-alignment">
          <style:list-level-label-alignment text:label-followed-by="listtab" fo:margin-left="0.5972in" fo:text-indent="-0.4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6in" text:list-level-position-and-space-mode="label-alignment">
          <style:list-level-label-alignment text:label-followed-by="listtab" fo:margin-left="0.85in" fo:text-indent="-0.6in"/>
        </style:list-level-properties>
      </text:list-level-style-number>
      <text:list-level-style-number text:level="5" style:num-format="1">
        <style:list-level-properties text:space-before="0.25in" text:min-label-width="0.7in" text:list-level-position-and-space-mode="label-alignment">
          <style:list-level-label-alignment text:label-followed-by="listtab" fo:margin-left="0.95in" fo:text-indent="-0.7in"/>
        </style:list-level-properties>
      </text:list-level-style-number>
      <text:list-level-style-number text:level="6" style:num-format="1">
        <style:list-level-properties text:space-before="0.25in" text:min-label-width="0.8in" text:list-level-position-and-space-mode="label-alignment">
          <style:list-level-label-alignment text:label-followed-by="listtab" fo:margin-left="1.05in" fo:text-indent="-0.8in"/>
        </style:list-level-properties>
      </text:list-level-style-number>
      <text:list-level-style-number text:level="7" style:num-format="1">
        <style:list-level-properties text:space-before="0.25in" text:min-label-width="0.9in" text:list-level-position-and-space-mode="label-alignment">
          <style:list-level-label-alignment text:label-followed-by="listtab" fo:margin-left="1.15in" fo:text-indent="-0.9in"/>
        </style:list-level-properties>
      </text:list-level-style-number>
      <text:list-level-style-number text:level="8" style:num-format="1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>
        <style:list-level-properties text:space-before="0.25in" text:min-label-width="1.1in" text:list-level-position-and-space-mode="label-alignment">
          <style:list-level-label-alignment text:label-followed-by="listtab" fo:margin-left="1.35in" fo:text-indent="-1.1in"/>
        </style:list-level-properties>
      </text:list-level-style-number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2" style:display-name="WWNum2">
      <text:list-level-style-bullet text:level="1" text:style-name="WW_CharLFO4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3" style:display-name="WWNum3">
      <text:list-level-style-bullet text:level="1" text:style-name="WW_CharLFO5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WWNum4" style:display-name="WWNum4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WWNum5" style:display-name="WWNum5">
      <text:list-level-style-bullet text:level="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6" style:display-name="WWNum6">
      <text:list-level-style-number text:level="1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2" style:num-format="1" text:display-levels="2">
        <style:list-level-properties text:space-before="0.1972in" text:min-label-width="0.4in" text:list-level-position-and-space-mode="label-alignment">
          <style:list-level-label-alignment text:label-followed-by="listtab" fo:margin-left="0.5972in" fo:text-indent="-0.4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6in" text:list-level-position-and-space-mode="label-alignment">
          <style:list-level-label-alignment text:label-followed-by="listtab" fo:margin-left="0.85in" fo:text-indent="-0.6in"/>
        </style:list-level-properties>
      </text:list-level-style-number>
      <text:list-level-style-number text:level="5" style:num-format="1">
        <style:list-level-properties text:space-before="0.25in" text:min-label-width="0.7in" text:list-level-position-and-space-mode="label-alignment">
          <style:list-level-label-alignment text:label-followed-by="listtab" fo:margin-left="0.95in" fo:text-indent="-0.7in"/>
        </style:list-level-properties>
      </text:list-level-style-number>
      <text:list-level-style-number text:level="6" style:num-format="1">
        <style:list-level-properties text:space-before="0.25in" text:min-label-width="0.8in" text:list-level-position-and-space-mode="label-alignment">
          <style:list-level-label-alignment text:label-followed-by="listtab" fo:margin-left="1.05in" fo:text-indent="-0.8in"/>
        </style:list-level-properties>
      </text:list-level-style-number>
      <text:list-level-style-number text:level="7" style:num-format="1">
        <style:list-level-properties text:space-before="0.25in" text:min-label-width="0.9in" text:list-level-position-and-space-mode="label-alignment">
          <style:list-level-label-alignment text:label-followed-by="listtab" fo:margin-left="1.15in" fo:text-indent="-0.9in"/>
        </style:list-level-properties>
      </text:list-level-style-number>
      <text:list-level-style-number text:level="8" style:num-format="1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>
        <style:list-level-properties text:space-before="0.25in" text:min-label-width="1.1in" text:list-level-position-and-space-mode="label-alignment">
          <style:list-level-label-alignment text:label-followed-by="listtab" fo:margin-left="1.35in" fo:text-indent="-1.1in"/>
        </style:list-level-properties>
      </text:list-level-style-number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7" style:display-name="WWNum7">
      <text:list-level-style-bullet text:level="1" text:style-name="WW_CharLFO9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8" style:display-name="WWNum8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9" style:display-name="WWNum9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0" style:display-name="WWNum10">
      <text:list-level-style-bullet text:level="1" text:style-name="WW_CharLFO12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1" style:display-name="WWNum11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12" style:display-name="WWNum12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WWNum13" style:display-name="WWNum13">
      <text:list-level-style-bullet text:level="1" text:style-name="WW_CharLFO15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14" style:display-name="WWNum14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5" style:display-name="WWNum15">
      <text:list-level-style-number text:level="1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2" style:num-format="1" text:display-levels="2">
        <style:list-level-properties text:space-before="0.1972in" text:min-label-width="0.4in" text:list-level-position-and-space-mode="label-alignment">
          <style:list-level-label-alignment text:label-followed-by="listtab" fo:margin-left="0.5972in" fo:text-indent="-0.4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6in" text:list-level-position-and-space-mode="label-alignment">
          <style:list-level-label-alignment text:label-followed-by="listtab" fo:margin-left="0.85in" fo:text-indent="-0.6in"/>
        </style:list-level-properties>
      </text:list-level-style-number>
      <text:list-level-style-number text:level="5" style:num-format="1">
        <style:list-level-properties text:space-before="0.25in" text:min-label-width="0.7in" text:list-level-position-and-space-mode="label-alignment">
          <style:list-level-label-alignment text:label-followed-by="listtab" fo:margin-left="0.95in" fo:text-indent="-0.7in"/>
        </style:list-level-properties>
      </text:list-level-style-number>
      <text:list-level-style-number text:level="6" style:num-format="1">
        <style:list-level-properties text:space-before="0.25in" text:min-label-width="0.8in" text:list-level-position-and-space-mode="label-alignment">
          <style:list-level-label-alignment text:label-followed-by="listtab" fo:margin-left="1.05in" fo:text-indent="-0.8in"/>
        </style:list-level-properties>
      </text:list-level-style-number>
      <text:list-level-style-number text:level="7" style:num-format="1">
        <style:list-level-properties text:space-before="0.25in" text:min-label-width="0.9in" text:list-level-position-and-space-mode="label-alignment">
          <style:list-level-label-alignment text:label-followed-by="listtab" fo:margin-left="1.15in" fo:text-indent="-0.9in"/>
        </style:list-level-properties>
      </text:list-level-style-number>
      <text:list-level-style-number text:level="8" style:num-format="1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>
        <style:list-level-properties text:space-before="0.25in" text:min-label-width="1.1in" text:list-level-position-and-space-mode="label-alignment">
          <style:list-level-label-alignment text:label-followed-by="listtab" fo:margin-left="1.35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outline-level-style>
      <text:outline-level-style text:level="2" style:num-format="1" text:display-levels="2">
        <style:list-level-properties text:space-before="0.1972in" text:min-label-width="0.4in" text:list-level-position-and-space-mode="label-alignment">
          <style:list-level-label-alignment text:label-followed-by="listtab" fo:margin-left="0.5972in" fo:text-indent="-0.4in"/>
        </style:list-level-properties>
      </text:outline-level-style>
      <text:outline-level-style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9847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margin-right="0.25i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Врезка2" text:anchor-type="paragraph" svg:x="0in" svg:y="0.00079in" svg:width="0.01597in" svg:height="0.01597in" style:rel-width="scale" style:rel-height="scale"><draw:text-box><text:p text:style-name="Нижнийколонтитул"><text:span text:style-name="Номерстраницы"><text:page-number text:fixed="false">14</text:page-number></text:span></text:p></draw:text-box><svg:title/><svg:desc/></draw:frame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ользователь Windows</meta:initial-creator>
    <dc:creator>Eugene Pashkovsky</dc:creator>
    <meta:creation-date>2019-03-01T17:37:00Z</meta:creation-date>
    <dc:date>2021-09-29T09:03:00Z</dc:date>
    <meta:template xlink:href="Normal.dotm" xlink:type="simple"/>
    <meta:editing-cycles>33</meta:editing-cycles>
    <meta:editing-duration>PT39300S</meta:editing-duration>
    <meta:user-defined meta:name="AppVersion">14.0000</meta:user-defined>
    <meta:document-statistic meta:page-count="21" meta:paragraph-count="40" meta:word-count="3044" meta:character-count="20359" meta:row-count="144" meta:non-whitespace-character-count="17355"/>
  </office:meta>
</office:document-meta>
</file>